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7.498cm" style:rel-column-width="28905*"/>
    </style:style>
    <style:style style:name="Table6.B" style:family="table-column">
      <style:table-column-properties style:column-width="2.087cm" style:rel-column-width="8043*"/>
    </style:style>
    <style:style style:name="Table6.C" style:family="table-column">
      <style:table-column-properties style:column-width="1.723cm" style:rel-column-width="6643*"/>
    </style:style>
    <style:style style:name="Table6.D" style:family="table-column">
      <style:table-column-properties style:column-width="1.693cm" style:rel-column-width="6527*"/>
    </style:style>
    <style:style style:name="Table6.E" style:family="table-column">
      <style:table-column-properties style:column-width="1.785cm" style:rel-column-width="6881*"/>
    </style:style>
    <style:style style:name="Table6.F" style:family="table-column">
      <style:table-column-properties style:column-width="2.214cm" style:rel-column-width="853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7.498cm" style:rel-column-width="28905*"/>
    </style:style>
    <style:style style:name="Table7.B" style:family="table-column">
      <style:table-column-properties style:column-width="2.087cm" style:rel-column-width="8043*"/>
    </style:style>
    <style:style style:name="Table7.C" style:family="table-column">
      <style:table-column-properties style:column-width="1.723cm" style:rel-column-width="6643*"/>
    </style:style>
    <style:style style:name="Table7.D" style:family="table-column">
      <style:table-column-properties style:column-width="1.693cm" style:rel-column-width="6527*"/>
    </style:style>
    <style:style style:name="Table7.E" style:family="table-column">
      <style:table-column-properties style:column-width="1.785cm" style:rel-column-width="6881*"/>
    </style:style>
    <style:style style:name="Table7.F" style:family="table-column">
      <style:table-column-properties style:column-width="2.214cm" style:rel-column-width="853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7.498cm" style:rel-column-width="28905*"/>
    </style:style>
    <style:style style:name="Table8.B" style:family="table-column">
      <style:table-column-properties style:column-width="2.087cm" style:rel-column-width="8043*"/>
    </style:style>
    <style:style style:name="Table8.C" style:family="table-column">
      <style:table-column-properties style:column-width="1.723cm" style:rel-column-width="6643*"/>
    </style:style>
    <style:style style:name="Table8.D" style:family="table-column">
      <style:table-column-properties style:column-width="1.693cm" style:rel-column-width="6527*"/>
    </style:style>
    <style:style style:name="Table8.E" style:family="table-column">
      <style:table-column-properties style:column-width="1.785cm" style:rel-column-width="6881*"/>
    </style:style>
    <style:style style:name="Table8.F" style:family="table-column">
      <style:table-column-properties style:column-width="2.214cm" style:rel-column-width="853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7.498cm" style:rel-column-width="28905*"/>
    </style:style>
    <style:style style:name="Table5.B" style:family="table-column">
      <style:table-column-properties style:column-width="2.087cm" style:rel-column-width="8043*"/>
    </style:style>
    <style:style style:name="Table5.C" style:family="table-column">
      <style:table-column-properties style:column-width="1.723cm" style:rel-column-width="6643*"/>
    </style:style>
    <style:style style:name="Table5.D" style:family="table-column">
      <style:table-column-properties style:column-width="1.693cm" style:rel-column-width="6527*"/>
    </style:style>
    <style:style style:name="Table5.E" style:family="table-column">
      <style:table-column-properties style:column-width="1.785cm" style:rel-column-width="6881*"/>
    </style:style>
    <style:style style:name="Table5.F" style:family="table-column">
      <style:table-column-properties style:column-width="2.214cm" style:rel-column-width="853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7.498cm" style:rel-column-width="28905*"/>
    </style:style>
    <style:style style:name="Table12.B" style:family="table-column">
      <style:table-column-properties style:column-width="2.087cm" style:rel-column-width="8043*"/>
    </style:style>
    <style:style style:name="Table12.C" style:family="table-column">
      <style:table-column-properties style:column-width="1.723cm" style:rel-column-width="6643*"/>
    </style:style>
    <style:style style:name="Table12.D" style:family="table-column">
      <style:table-column-properties style:column-width="1.693cm" style:rel-column-width="6527*"/>
    </style:style>
    <style:style style:name="Table12.E" style:family="table-column">
      <style:table-column-properties style:column-width="1.785cm" style:rel-column-width="6881*"/>
    </style:style>
    <style:style style:name="Table12.F" style:family="table-column">
      <style:table-column-properties style:column-width="2.214cm" style:rel-column-width="8536*"/>
    </style:style>
    <style:style style:name="Table12.A1" style:family="table-cell">
      <style:table-cell-properties fo:padding="0.097cm" fo:border-left="0.05pt solid #000000" fo:border-right="none" fo:border-top="0.05pt solid #000000" fo:border-bottom="none"/>
    </style:style>
    <style:style style:name="Table1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7.498cm" style:rel-column-width="28905*"/>
    </style:style>
    <style:style style:name="Table13.B" style:family="table-column">
      <style:table-column-properties style:column-width="2.087cm" style:rel-column-width="8043*"/>
    </style:style>
    <style:style style:name="Table13.C" style:family="table-column">
      <style:table-column-properties style:column-width="1.723cm" style:rel-column-width="6643*"/>
    </style:style>
    <style:style style:name="Table13.D" style:family="table-column">
      <style:table-column-properties style:column-width="1.693cm" style:rel-column-width="6527*"/>
    </style:style>
    <style:style style:name="Table13.E" style:family="table-column">
      <style:table-column-properties style:column-width="1.785cm" style:rel-column-width="6881*"/>
    </style:style>
    <style:style style:name="Table13.F" style:family="table-column">
      <style:table-column-properties style:column-width="2.214cm" style:rel-column-width="8536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F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1pt" fo:font-weight="bold" officeooo:rsid="00e3dba9" officeooo:paragraph-rsid="00e3dba9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Liberation Mono" fo:font-size="11pt" fo:font-weight="bold" officeooo:rsid="00e71d06" officeooo:paragraph-rsid="00e71d06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Liberation Mono" fo:font-size="11pt" fo:font-weight="bold" officeooo:rsid="00ea2803" officeooo:paragraph-rsid="00ea2803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Liberation Mono" fo:font-size="11pt" fo:font-weight="bold" officeooo:rsid="00eb2fd3" officeooo:paragraph-rsid="00eb2fd3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Liberation Mono" fo:font-size="11pt" fo:font-weight="bold" officeooo:rsid="00fa086e" officeooo:paragraph-rsid="00fa086e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Liberation Mono" fo:font-size="11pt" fo:font-weight="bold" officeooo:rsid="00ffb7ad" officeooo:paragraph-rsid="00ffb7a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Liberation Mono" fo:font-size="11pt" fo:font-weight="bold" officeooo:rsid="00fdb7e1" officeooo:paragraph-rsid="00fdb7e1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Liberation Mono" fo:font-size="11pt" fo:font-weight="normal" officeooo:rsid="00e4bd8b" officeooo:paragraph-rsid="00e4bd8b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style:font-name="Liberation Mono" fo:font-size="11pt" fo:font-weight="normal" officeooo:rsid="00e5241b" officeooo:paragraph-rsid="00e5241b" style:font-size-asian="11pt" style:font-weight-asian="normal" style:font-size-complex="11pt" style:font-weight-complex="normal"/>
    </style:style>
    <style:style style:name="P10" style:family="paragraph" style:parent-style-name="Table_20_Contents">
      <style:text-properties style:font-name="Liberation Mono" fo:font-size="11pt" fo:font-weight="normal" officeooo:rsid="00e71d06" officeooo:paragraph-rsid="00e71d06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font-name="Liberation Mono" fo:font-size="11pt" fo:font-weight="normal" officeooo:rsid="00ea2803" officeooo:paragraph-rsid="00ea2803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style:font-name="Liberation Mono" fo:font-size="11pt" fo:font-weight="normal" officeooo:rsid="00eb2fd3" officeooo:paragraph-rsid="00eb2fd3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font-name="Liberation Mono" fo:font-size="11pt" fo:font-weight="normal" officeooo:rsid="00ef4cf6" officeooo:paragraph-rsid="00ef4cf6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style:font-name="Liberation Mono" fo:font-size="11pt" fo:font-weight="normal" officeooo:rsid="00fc9c56" officeooo:paragraph-rsid="00fc9c56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font-name="Liberation Mono" fo:font-size="11pt" fo:font-weight="normal" officeooo:rsid="00edfafb" officeooo:paragraph-rsid="00edfafb" fo:background-color="transparent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font-name="Liberation Mono" fo:font-size="13pt" officeooo:rsid="003d4e6f" officeooo:paragraph-rsid="003d4e6f" style:font-size-asian="13pt" style:font-size-complex="13pt"/>
    </style:style>
    <style:style style:name="P17" style:family="paragraph" style:parent-style-name="Table_20_Contents">
      <style:text-properties style:font-name="Liberation Mono" fo:font-size="13pt" officeooo:rsid="003d4e6f" officeooo:paragraph-rsid="0082bd3f" style:font-size-asian="13pt" style:font-size-complex="13pt"/>
    </style:style>
    <style:style style:name="P18" style:family="paragraph" style:parent-style-name="Table_20_Contents">
      <style:text-properties style:font-name="Liberation Mono" fo:font-size="13pt" officeooo:rsid="009f091c" officeooo:paragraph-rsid="009f091c" style:font-size-asian="13pt" style:font-size-complex="13pt"/>
    </style:style>
    <style:style style:name="P19" style:family="paragraph" style:parent-style-name="Table_20_Contents">
      <style:text-properties style:font-name="Liberation Mono" fo:font-size="13pt" officeooo:rsid="009f091c" officeooo:paragraph-rsid="00a6d16a" style:font-size-asian="13pt" style:font-size-complex="13pt"/>
    </style:style>
    <style:style style:name="P20" style:family="paragraph" style:parent-style-name="Table_20_Contents">
      <style:text-properties style:font-name="Liberation Mono" fo:font-size="13pt" fo:font-weight="bold" officeooo:rsid="003d4e6f" officeooo:paragraph-rsid="003d4e6f" style:font-size-asian="13pt" style:font-weight-asian="bold" style:font-size-complex="13pt" style:font-weight-complex="bold"/>
    </style:style>
    <style:style style:name="P21" style:family="paragraph" style:parent-style-name="Table_20_Contents">
      <style:text-properties style:font-name="Liberation Mono" fo:font-size="13pt" fo:font-weight="bold" officeooo:rsid="003d4e6f" officeooo:paragraph-rsid="009da5bb" style:font-size-asian="13pt" style:font-weight-asian="bold" style:font-size-complex="13pt" style:font-weight-complex="bold"/>
    </style:style>
    <style:style style:name="P22" style:family="paragraph" style:parent-style-name="Table_20_Contents">
      <style:text-properties style:font-name="Liberation Mono" fo:font-size="13pt" fo:font-weight="bold" officeooo:rsid="003d4e6f" officeooo:paragraph-rsid="00b34cef" style:font-size-asian="13pt" style:font-weight-asian="bold" style:font-size-complex="13pt" style:font-weight-complex="bold"/>
    </style:style>
    <style:style style:name="P23" style:family="paragraph" style:parent-style-name="Table_20_Contents">
      <style:text-properties style:font-name="Liberation Mono" fo:font-size="13pt" fo:font-weight="bold" officeooo:rsid="007f95cb" officeooo:paragraph-rsid="00b34cef" style:font-size-asian="13pt" style:font-weight-asian="bold" style:font-size-complex="13pt" style:font-weight-complex="bold"/>
    </style:style>
    <style:style style:name="P24" style:family="paragraph" style:parent-style-name="Table_20_Contents">
      <style:text-properties style:font-name="Liberation Mono" fo:font-size="13pt" style:text-underline-style="solid" style:text-underline-width="auto" style:text-underline-color="font-color" fo:font-weight="normal" officeooo:rsid="003f6cf2" officeooo:paragraph-rsid="003f6cf2" style:font-size-asian="13pt" style:font-weight-asian="normal" style:font-size-complex="13pt" style:font-weight-complex="normal"/>
    </style:style>
    <style:style style:name="P25" style:family="paragraph" style:parent-style-name="Table_20_Contents">
      <style:text-properties style:font-name="Liberation Mono" fo:font-size="13pt" style:text-underline-style="solid" style:text-underline-width="auto" style:text-underline-color="font-color" fo:font-weight="normal" officeooo:rsid="004026a3" officeooo:paragraph-rsid="004026a3" style:font-size-asian="13pt" style:font-weight-asian="normal" style:font-size-complex="13pt" style:font-weight-complex="normal"/>
    </style:style>
    <style:style style:name="P26" style:family="paragraph" style:parent-style-name="Table_20_Contents">
      <style:text-properties style:font-name="Liberation Mono" fo:font-size="13pt" style:text-underline-style="none" fo:font-weight="normal" officeooo:rsid="003d4e6f" officeooo:paragraph-rsid="003f6cf2" style:font-size-asian="13pt" style:font-weight-asian="normal" style:font-size-complex="13pt" style:font-weight-complex="normal"/>
    </style:style>
    <style:style style:name="P27" style:family="paragraph" style:parent-style-name="Table_20_Contents">
      <style:text-properties style:font-name="Liberation Mono" fo:font-size="13pt" style:text-underline-style="none" fo:font-weight="normal" officeooo:rsid="003d4e6f" officeooo:paragraph-rsid="00459765" style:font-size-asian="13pt" style:font-weight-asian="normal" style:font-size-complex="13pt" style:font-weight-complex="normal"/>
    </style:style>
    <style:style style:name="P28" style:family="paragraph" style:parent-style-name="Table_20_Contents">
      <style:text-properties style:font-name="Liberation Mono" fo:font-size="13pt" style:text-underline-style="none" fo:font-weight="normal" officeooo:rsid="003d4e6f" officeooo:paragraph-rsid="0044fe3d" style:font-size-asian="13pt" style:font-weight-asian="normal" style:font-size-complex="13pt" style:font-weight-complex="normal"/>
    </style:style>
    <style:style style:name="P29" style:family="paragraph" style:parent-style-name="Table_20_Contents">
      <style:text-properties style:font-name="Liberation Mono" fo:font-size="13pt" style:text-underline-style="none" fo:font-weight="normal" officeooo:rsid="003d4e6f" officeooo:paragraph-rsid="00850d32" style:font-size-asian="13pt" style:font-weight-asian="normal" style:font-size-complex="13pt" style:font-weight-complex="normal"/>
    </style:style>
    <style:style style:name="P30" style:family="paragraph" style:parent-style-name="Table_20_Contents">
      <style:text-properties style:font-name="Liberation Mono" fo:font-size="13pt" style:text-underline-style="none" fo:font-weight="normal" officeooo:rsid="0105c99a" officeooo:paragraph-rsid="0105c99a" style:font-size-asian="13pt" style:font-weight-asian="normal" style:font-size-complex="13pt" style:font-weight-complex="normal"/>
    </style:style>
    <style:style style:name="P31" style:family="paragraph" style:parent-style-name="Table_20_Contents">
      <style:text-properties style:font-name="Liberation Mono" fo:font-size="13pt" style:text-underline-style="none" fo:font-weight="normal" officeooo:rsid="01095078" officeooo:paragraph-rsid="01095078" style:font-size-asian="13pt" style:font-weight-asian="normal" style:font-size-complex="13pt" style:font-weight-complex="normal"/>
    </style:style>
    <style:style style:name="P32" style:family="paragraph" style:parent-style-name="Table_20_Contents">
      <style:text-properties style:font-name="Liberation Mono" fo:font-size="13pt" style:text-underline-style="none" fo:font-weight="normal" officeooo:rsid="010a3ab0" officeooo:paragraph-rsid="010a3ab0" style:font-size-asian="13pt" style:font-weight-asian="normal" style:font-size-complex="13pt" style:font-weight-complex="normal"/>
    </style:style>
    <style:style style:name="P33" style:family="paragraph" style:parent-style-name="Table_20_Contents">
      <style:text-properties style:font-name="Liberation Mono" fo:font-size="13pt" style:text-underline-style="none" fo:font-weight="normal" officeooo:rsid="010aed87" officeooo:paragraph-rsid="010aed87" style:font-size-asian="13pt" style:font-weight-asian="normal" style:font-size-complex="13pt" style:font-weight-complex="normal"/>
    </style:style>
    <style:style style:name="P34" style:family="paragraph" style:parent-style-name="Table_20_Contents">
      <style:text-properties style:font-name="Liberation Mono" fo:font-size="13pt" style:text-underline-style="none" fo:font-weight="bold" officeooo:rsid="003d4e6f" officeooo:paragraph-rsid="009da5bb" style:font-size-asian="13pt" style:font-weight-asian="bold" style:font-size-complex="13pt" style:font-weight-complex="bold"/>
    </style:style>
    <style:style style:name="P35" style:family="paragraph" style:parent-style-name="Table_20_Contents">
      <style:text-properties style:font-name="Liberation Mono" fo:font-size="13pt" style:text-underline-style="none" fo:font-weight="bold" officeooo:rsid="003d4e6f" officeooo:paragraph-rsid="009f091c" style:font-size-asian="13pt" style:font-weight-asian="bold" style:font-size-complex="13pt" style:font-weight-complex="bold"/>
    </style:style>
    <style:style style:name="P36" style:family="paragraph" style:parent-style-name="Table_20_Contents">
      <style:text-properties style:font-name="Liberation Mono" fo:font-size="13pt" style:text-underline-style="none" fo:font-weight="bold" officeooo:rsid="003d4e6f" officeooo:paragraph-rsid="00a6d16a" style:font-size-asian="13pt" style:font-weight-asian="bold" style:font-size-complex="13pt" style:font-weight-complex="bold"/>
    </style:style>
    <style:style style:name="P37" style:family="paragraph" style:parent-style-name="Table_20_Contents">
      <style:text-properties style:font-name="Liberation Mono" fo:font-size="13pt" style:text-underline-style="none" fo:font-weight="bold" officeooo:rsid="003d4e6f" officeooo:paragraph-rsid="0104f0fb" style:font-size-asian="13pt" style:font-weight-asian="bold" style:font-size-complex="13pt" style:font-weight-complex="bold"/>
    </style:style>
    <style:style style:name="P38" style:family="paragraph" style:parent-style-name="Table_20_Contents">
      <style:text-properties style:font-name="Liberation Mono" fo:font-size="13pt" style:text-underline-style="none" fo:font-weight="bold" officeooo:rsid="003d4e6f" officeooo:paragraph-rsid="0105c99a" style:font-size-asian="13pt" style:font-weight-asian="bold" style:font-size-complex="13pt" style:font-weight-complex="bold"/>
    </style:style>
    <style:style style:name="P39" style:family="paragraph" style:parent-style-name="Table_20_Contents">
      <style:text-properties style:font-name="Liberation Mono" fo:font-size="13pt" style:text-underline-style="none" fo:font-weight="bold" officeooo:rsid="003d4e6f" officeooo:paragraph-rsid="0108785c" style:font-size-asian="13pt" style:font-weight-asian="bold" style:font-size-complex="13pt" style:font-weight-complex="bold"/>
    </style:style>
    <style:style style:name="P40" style:family="paragraph" style:parent-style-name="Table_20_Contents">
      <style:text-properties style:font-name="Liberation Mono" fo:font-size="13pt" style:text-underline-style="none" fo:font-weight="bold" officeooo:rsid="003d4e6f" officeooo:paragraph-rsid="0109e8c0" style:font-size-asian="13pt" style:font-weight-asian="bold" style:font-size-complex="13pt" style:font-weight-complex="bold"/>
    </style:style>
    <style:style style:name="P41" style:family="paragraph" style:parent-style-name="Table_20_Contents">
      <style:text-properties style:font-name="Liberation Mono" fo:font-size="13pt" style:text-underline-style="none" fo:font-weight="bold" officeooo:rsid="003d4e6f" officeooo:paragraph-rsid="010a3ab0" style:font-size-asian="13pt" style:font-weight-asian="bold" style:font-size-complex="13pt" style:font-weight-complex="bold"/>
    </style:style>
    <style:style style:name="P42" style:family="paragraph" style:parent-style-name="Table_20_Contents">
      <style:text-properties style:font-name="Liberation Mono" fo:font-size="13pt" style:text-underline-style="none" fo:font-weight="bold" officeooo:rsid="003d4e6f" officeooo:paragraph-rsid="010aed87" style:font-size-asian="13pt" style:font-weight-asian="bold" style:font-size-complex="13pt" style:font-weight-complex="bold"/>
    </style:style>
    <style:style style:name="P43" style:family="paragraph" style:parent-style-name="Table_20_Contents">
      <style:text-properties officeooo:paragraph-rsid="01095078"/>
    </style:style>
    <style:style style:name="P44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00f8b1" style:font-size-asian="13pt" style:font-weight-asian="bold" style:font-size-complex="13pt" style:font-weight-complex="bold"/>
    </style:style>
    <style:style style:name="P45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3d4e6f" style:font-size-asian="13pt" style:font-weight-asian="bold" style:font-size-complex="13pt" style:font-weight-complex="bold"/>
    </style:style>
    <style:style style:name="P46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8f21f4" style:font-size-asian="13pt" style:font-weight-asian="bold" style:font-size-complex="13pt" style:font-weight-complex="bold"/>
    </style:style>
    <style:style style:name="P47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9da5bb" style:font-size-asian="13pt" style:font-weight-asian="bold" style:font-size-complex="13pt" style:font-weight-complex="bold"/>
    </style:style>
    <style:style style:name="P48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9d0131" officeooo:paragraph-rsid="009d0131" style:font-size-asian="13pt" style:font-weight-asian="bold" style:font-size-complex="13pt" style:font-weight-complex="bold"/>
    </style:style>
    <style:style style:name="P49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3f6cf2" style:font-size-asian="13pt" style:font-weight-asian="normal" style:font-size-complex="13pt" style:font-weight-complex="normal"/>
    </style:style>
    <style:style style:name="P50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9da5bb" style:font-size-asian="13pt" style:font-weight-asian="normal" style:font-size-complex="13pt" style:font-weight-complex="normal"/>
    </style:style>
    <style:style style:name="P51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a6d16a" style:font-size-asian="13pt" style:font-weight-asian="normal" style:font-size-complex="13pt" style:font-weight-complex="normal"/>
    </style:style>
    <style:style style:name="P52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519fd1" officeooo:paragraph-rsid="0000f8b1" style:font-size-asian="13pt" style:font-weight-asian="normal" style:font-size-complex="13pt" style:font-weight-complex="normal"/>
    </style:style>
    <style:style style:name="P53" style:family="paragraph" style:parent-style-name="Standard">
      <style:text-properties style:font-name="Liberation Mono" fo:font-size="13pt" style:text-underline-style="none" fo:font-weight="normal" officeooo:rsid="003f6cf2" officeooo:paragraph-rsid="003f6cf2" style:font-size-asian="13pt" style:font-weight-asian="normal" style:font-size-complex="13pt" style:font-weight-complex="normal"/>
    </style:style>
    <style:style style:name="P54" style:family="paragraph" style:parent-style-name="Standard">
      <style:text-properties style:font-name="Liberation Mono" fo:font-size="13pt" style:text-underline-style="none" fo:font-weight="normal" officeooo:rsid="003f6cf2" officeooo:paragraph-rsid="00420c21" style:font-size-asian="13pt" style:font-weight-asian="normal" style:font-size-complex="13pt" style:font-weight-complex="normal"/>
    </style:style>
    <style:style style:name="P55" style:family="paragraph" style:parent-style-name="Standard">
      <style:text-properties style:font-name="Liberation Mono" fo:font-size="13pt" style:text-underline-style="none" fo:font-weight="normal" officeooo:rsid="003f6cf2" officeooo:paragraph-rsid="00434bf0" style:font-size-asian="13pt" style:font-weight-asian="normal" style:font-size-complex="13pt" style:font-weight-complex="normal"/>
    </style:style>
    <style:style style:name="P56" style:family="paragraph" style:parent-style-name="Standard">
      <style:text-properties style:font-name="Liberation Mono" fo:font-size="13pt" style:text-underline-style="none" fo:font-weight="normal" officeooo:rsid="003f6cf2" officeooo:paragraph-rsid="005ba3e9" style:font-size-asian="13pt" style:font-weight-asian="normal" style:font-size-complex="13pt" style:font-weight-complex="normal"/>
    </style:style>
    <style:style style:name="P57" style:family="paragraph" style:parent-style-name="Standard">
      <style:text-properties style:font-name="Liberation Mono" fo:font-size="13pt" style:text-underline-style="none" fo:font-weight="normal" officeooo:rsid="003f6cf2" officeooo:paragraph-rsid="005c9f10" style:font-size-asian="13pt" style:font-weight-asian="normal" style:font-size-complex="13pt" style:font-weight-complex="normal"/>
    </style:style>
    <style:style style:name="P58" style:family="paragraph" style:parent-style-name="Standard">
      <style:text-properties style:font-name="Liberation Mono" fo:font-size="13pt" style:text-underline-style="none" fo:font-weight="normal" officeooo:rsid="004026a3" officeooo:paragraph-rsid="0058641d" style:font-size-asian="13pt" style:font-weight-asian="normal" style:font-size-complex="13pt" style:font-weight-complex="normal"/>
    </style:style>
    <style:style style:name="P59" style:family="paragraph" style:parent-style-name="Standard">
      <style:text-properties style:font-name="Liberation Mono" fo:font-size="13pt" style:text-underline-style="none" fo:font-weight="normal" officeooo:rsid="00543c75" officeooo:paragraph-rsid="00543c75" style:font-size-asian="13pt" style:font-weight-asian="normal" style:font-size-complex="13pt" style:font-weight-complex="normal"/>
    </style:style>
    <style:style style:name="P60" style:family="paragraph" style:parent-style-name="Standard">
      <style:text-properties style:font-name="Liberation Mono" fo:font-size="13pt" style:text-underline-style="none" fo:font-weight="normal" officeooo:rsid="00543c75" officeooo:paragraph-rsid="0055f653" style:font-size-asian="13pt" style:font-weight-asian="normal" style:font-size-complex="13pt" style:font-weight-complex="normal"/>
    </style:style>
    <style:style style:name="P61" style:family="paragraph" style:parent-style-name="Standard">
      <style:text-properties style:font-name="Liberation Mono" fo:font-size="13pt" style:text-underline-style="none" fo:font-weight="normal" officeooo:rsid="00543c75" officeooo:paragraph-rsid="005662ad" style:font-size-asian="13pt" style:font-weight-asian="normal" style:font-size-complex="13pt" style:font-weight-complex="normal"/>
    </style:style>
    <style:style style:name="P62" style:family="paragraph" style:parent-style-name="Standard">
      <style:text-properties style:font-name="Liberation Mono" fo:font-size="13pt" style:text-underline-style="none" fo:font-weight="normal" officeooo:rsid="005662ad" officeooo:paragraph-rsid="005662ad" style:font-size-asian="13pt" style:font-weight-asian="normal" style:font-size-complex="13pt" style:font-weight-complex="normal"/>
    </style:style>
    <style:style style:name="P63" style:family="paragraph" style:parent-style-name="Standard">
      <style:text-properties style:font-name="Liberation Mono" fo:font-size="13pt" style:text-underline-style="none" fo:font-weight="bold" officeooo:rsid="008f21f4" officeooo:paragraph-rsid="00543c75" style:font-size-asian="13pt" style:font-weight-asian="bold" style:font-size-complex="13pt" style:font-weight-complex="bold"/>
    </style:style>
    <style:style style:name="P64" style:family="paragraph" style:parent-style-name="Standard">
      <style:text-properties style:font-name="Liberation Mono" fo:font-size="13pt" style:text-underline-style="none" fo:font-weight="bold" officeooo:rsid="008f21f4" officeooo:paragraph-rsid="009da5bb" style:font-size-asian="13pt" style:font-weight-asian="bold" style:font-size-complex="13pt" style:font-weight-complex="bold"/>
    </style:style>
    <style:style style:name="P65" style:family="paragraph" style:parent-style-name="Standard">
      <style:text-properties style:font-name="Liberation Mono" fo:font-size="13pt" officeooo:rsid="004026a3" officeooo:paragraph-rsid="0058641d" style:font-size-asian="13pt" style:font-size-complex="13pt"/>
    </style:style>
    <style:style style:name="P66" style:family="paragraph" style:parent-style-name="Preformatted_20_Text">
      <style:text-properties style:font-name="Liberation Mono" fo:font-size="11pt" fo:font-weight="bold" officeooo:rsid="00e23ff5" officeooo:paragraph-rsid="00e23ff5" style:font-size-asian="11pt" style:font-weight-asian="bold" style:font-size-complex="11pt" style:font-weight-complex="bold"/>
    </style:style>
    <style:style style:name="P67" style:family="paragraph" style:parent-style-name="Preformatted_20_Text">
      <style:text-properties style:font-name="Liberation Mono" fo:font-size="11pt" fo:font-weight="bold" officeooo:rsid="00b7f5fd" officeooo:paragraph-rsid="00b7f5fd" style:font-size-asian="11pt" style:font-weight-asian="bold" style:font-size-complex="11pt" style:font-weight-complex="bold"/>
    </style:style>
    <style:style style:name="P68" style:family="paragraph" style:parent-style-name="Preformatted_20_Text">
      <style:text-properties style:font-name="Liberation Mono" fo:font-size="11pt" fo:font-weight="bold" officeooo:rsid="00b9f179" officeooo:paragraph-rsid="00b9f179" style:font-size-asian="11pt" style:font-weight-asian="bold" style:font-size-complex="11pt" style:font-weight-complex="bold"/>
    </style:style>
    <style:style style:name="P69" style:family="paragraph" style:parent-style-name="Preformatted_20_Text">
      <style:text-properties style:font-name="Liberation Mono" fo:font-size="11pt" fo:font-weight="bold" officeooo:rsid="00e71d06" officeooo:paragraph-rsid="00e71d06" style:font-size-asian="11pt" style:font-weight-asian="bold" style:font-size-complex="11pt" style:font-weight-complex="bold"/>
    </style:style>
    <style:style style:name="P70" style:family="paragraph" style:parent-style-name="Preformatted_20_Text">
      <style:text-properties style:font-name="Liberation Mono" fo:font-size="11pt" fo:font-weight="bold" officeooo:rsid="00ea2803" officeooo:paragraph-rsid="00ea2803" style:font-size-asian="11pt" style:font-weight-asian="bold" style:font-size-complex="11pt" style:font-weight-complex="bold"/>
    </style:style>
    <style:style style:name="P71" style:family="paragraph" style:parent-style-name="Preformatted_20_Text">
      <style:text-properties style:font-name="Liberation Mono" fo:font-size="11pt" fo:font-weight="bold" officeooo:rsid="00eb2fd3" officeooo:paragraph-rsid="00eb2fd3" style:font-size-asian="11pt" style:font-weight-asian="bold" style:font-size-complex="11pt" style:font-weight-complex="bold"/>
    </style:style>
    <style:style style:name="P72" style:family="paragraph" style:parent-style-name="Preformatted_20_Text">
      <style:text-properties style:font-name="Liberation Mono" fo:font-size="11pt" fo:font-weight="bold" officeooo:rsid="00f7f1ba" officeooo:paragraph-rsid="00f7f1ba" style:font-size-asian="11pt" style:font-weight-asian="bold" style:font-size-complex="11pt" style:font-weight-complex="bold"/>
    </style:style>
    <style:style style:name="P73" style:family="paragraph" style:parent-style-name="Preformatted_20_Text">
      <style:text-properties style:font-name="Liberation Mono" fo:font-size="11pt" fo:font-weight="bold" officeooo:rsid="00f868bb" officeooo:paragraph-rsid="00f868bb" style:font-size-asian="11pt" style:font-weight-asian="bold" style:font-size-complex="11pt" style:font-weight-complex="bold"/>
    </style:style>
    <style:style style:name="P74" style:family="paragraph" style:parent-style-name="Preformatted_20_Text">
      <style:text-properties style:font-name="Liberation Mono" fo:font-size="11pt" fo:font-weight="bold" officeooo:rsid="00f88387" officeooo:paragraph-rsid="00f88387" style:font-size-asian="11pt" style:font-weight-asian="bold" style:font-size-complex="11pt" style:font-weight-complex="bold"/>
    </style:style>
    <style:style style:name="P75" style:family="paragraph" style:parent-style-name="Preformatted_20_Text">
      <style:text-properties style:font-name="Liberation Mono" fo:font-size="11pt" fo:font-weight="bold" officeooo:rsid="00fbb261" officeooo:paragraph-rsid="00fbb261" style:font-size-asian="11pt" style:font-weight-asian="bold" style:font-size-complex="11pt" style:font-weight-complex="bold"/>
    </style:style>
    <style:style style:name="P76" style:family="paragraph" style:parent-style-name="Preformatted_20_Text">
      <style:text-properties style:font-name="Liberation Mono" fo:font-size="11pt" fo:font-weight="bold" officeooo:rsid="01003f80" officeooo:paragraph-rsid="01003f80" style:font-size-asian="11pt" style:font-weight-asian="bold" style:font-size-complex="11pt" style:font-weight-complex="bold"/>
    </style:style>
    <style:style style:name="P77" style:family="paragraph" style:parent-style-name="Preformatted_20_Text">
      <style:text-properties style:font-name="Liberation Mono" fo:font-size="11pt" fo:font-weight="bold" officeooo:rsid="00fdb7e1" officeooo:paragraph-rsid="00fdb7e1" fo:background-color="transparent" style:font-size-asian="11pt" style:font-weight-asian="bold" style:font-size-complex="11pt" style:font-weight-complex="bold"/>
    </style:style>
    <style:style style:name="P78" style:family="paragraph" style:parent-style-name="Preformatted_20_Text">
      <style:text-properties style:font-name="Liberation Mono" fo:font-size="11pt" fo:font-weight="normal" officeooo:rsid="00e5c5ac" officeooo:paragraph-rsid="00e5c5ac" style:font-size-asian="11pt" style:font-weight-asian="normal" style:font-size-complex="11pt" style:font-weight-complex="normal"/>
    </style:style>
    <style:style style:name="P79" style:family="paragraph" style:parent-style-name="Preformatted_20_Text">
      <style:text-properties style:font-name="Liberation Mono" fo:font-size="11pt" fo:font-weight="normal" officeooo:rsid="00e71d06" officeooo:paragraph-rsid="00e71d06" style:font-size-asian="11pt" style:font-weight-asian="normal" style:font-size-complex="11pt" style:font-weight-complex="normal"/>
    </style:style>
    <style:style style:name="P80" style:family="paragraph" style:parent-style-name="Preformatted_20_Text">
      <style:text-properties style:font-name="Liberation Mono" fo:font-size="11pt" fo:font-weight="normal" officeooo:rsid="00e9215c" officeooo:paragraph-rsid="00e9215c" style:font-size-asian="11pt" style:font-weight-asian="normal" style:font-size-complex="11pt" style:font-weight-complex="normal"/>
    </style:style>
    <style:style style:name="P81" style:family="paragraph" style:parent-style-name="Preformatted_20_Text">
      <style:text-properties style:font-name="Liberation Mono" fo:font-size="11pt" fo:font-weight="normal" officeooo:rsid="00ea2803" officeooo:paragraph-rsid="00ea2803" style:font-size-asian="11pt" style:font-weight-asian="normal" style:font-size-complex="11pt" style:font-weight-complex="normal"/>
    </style:style>
    <style:style style:name="P82" style:family="paragraph" style:parent-style-name="Preformatted_20_Text">
      <style:text-properties style:font-name="Liberation Mono" fo:font-size="11pt" fo:font-weight="normal" officeooo:rsid="00eb2fd3" officeooo:paragraph-rsid="00eb2fd3" style:font-size-asian="11pt" style:font-weight-asian="normal" style:font-size-complex="11pt" style:font-weight-complex="normal"/>
    </style:style>
    <style:style style:name="P83" style:family="paragraph" style:parent-style-name="Preformatted_20_Text">
      <style:text-properties style:font-name="Liberation Mono" fo:font-size="11pt" fo:font-weight="normal" officeooo:rsid="00eedae3" officeooo:paragraph-rsid="00eedae3" style:font-size-asian="11pt" style:font-weight-asian="normal" style:font-size-complex="11pt" style:font-weight-complex="normal"/>
    </style:style>
    <style:style style:name="P84" style:family="paragraph" style:parent-style-name="Preformatted_20_Text">
      <style:text-properties style:font-name="Liberation Mono" fo:font-size="11pt" fo:font-weight="normal" officeooo:rsid="00fc9c56" officeooo:paragraph-rsid="00fc9c56" style:font-size-asian="11pt" style:font-weight-asian="normal" style:font-size-complex="11pt" style:font-weight-complex="normal"/>
    </style:style>
    <style:style style:name="P85" style:family="paragraph" style:parent-style-name="Preformatted_20_Text">
      <style:text-properties style:font-name="Liberation Mono" fo:font-size="11pt" fo:font-weight="normal" officeooo:rsid="00ece406" officeooo:paragraph-rsid="00ece406" fo:background-color="transparent" style:font-size-asian="11pt" style:font-weight-asian="normal" style:font-size-complex="11pt" style:font-weight-complex="normal"/>
    </style:style>
    <style:style style:name="P86" style:family="paragraph" style:parent-style-name="Preformatted_20_Text">
      <style:text-properties style:font-name="Liberation Mono" fo:font-size="13pt" style:text-underline-style="none" fo:font-weight="normal" officeooo:rsid="003d4e6f" officeooo:paragraph-rsid="0104f0fb" style:font-size-asian="13pt" style:font-weight-asian="normal" style:font-size-complex="13pt" style:font-weight-complex="normal"/>
    </style:style>
    <style:style style:name="P87" style:family="paragraph" style:parent-style-name="Preformatted_20_Text">
      <style:text-properties style:font-name="Liberation Mono" fo:font-size="13pt" style:text-underline-style="none" fo:font-weight="normal" officeooo:rsid="0105c99a" officeooo:paragraph-rsid="0105c99a" style:font-size-asian="13pt" style:font-weight-asian="normal" style:font-size-complex="13pt" style:font-weight-complex="normal"/>
    </style:style>
    <style:style style:name="P88" style:family="paragraph" style:parent-style-name="Preformatted_20_Text">
      <style:text-properties style:font-name="Liberation Mono" fo:font-size="13pt" style:text-underline-style="none" fo:font-weight="normal" officeooo:rsid="010678f0" officeooo:paragraph-rsid="010678f0" style:font-size-asian="13pt" style:font-weight-asian="normal" style:font-size-complex="13pt" style:font-weight-complex="normal"/>
    </style:style>
    <style:style style:name="P89" style:family="paragraph" style:parent-style-name="Preformatted_20_Text">
      <style:text-properties style:font-name="Liberation Mono" fo:font-size="13pt" style:text-underline-style="none" fo:font-weight="normal" officeooo:rsid="01095078" officeooo:paragraph-rsid="01095078" style:font-size-asian="13pt" style:font-weight-asian="normal" style:font-size-complex="13pt" style:font-weight-complex="normal"/>
    </style:style>
    <style:style style:name="P90" style:family="paragraph" style:parent-style-name="Preformatted_20_Text">
      <style:text-properties style:font-name="Liberation Mono" fo:font-size="13pt" style:text-underline-style="none" fo:font-weight="normal" officeooo:rsid="010a3ab0" officeooo:paragraph-rsid="010a3ab0" style:font-size-asian="13pt" style:font-weight-asian="normal" style:font-size-complex="13pt" style:font-weight-complex="normal"/>
    </style:style>
    <style:style style:name="P91" style:family="paragraph" style:parent-style-name="Preformatted_20_Text">
      <style:text-properties style:font-name="Liberation Mono" fo:font-size="13pt" style:text-underline-style="none" fo:font-weight="normal" officeooo:rsid="010aed87" officeooo:paragraph-rsid="010aed87" style:font-size-asian="13pt" style:font-weight-asian="normal" style:font-size-complex="13pt" style:font-weight-complex="normal"/>
    </style:style>
    <style:style style:name="P92" style:family="paragraph" style:parent-style-name="Preformatted_20_Text">
      <style:text-properties style:font-name="Liberation Mono" fo:font-size="13pt" style:text-underline-style="none" fo:font-weight="normal" officeooo:rsid="010aed87" officeooo:paragraph-rsid="010ed0f1" style:font-size-asian="13pt" style:font-weight-asian="normal" style:font-size-complex="13pt" style:font-weight-complex="normal"/>
    </style:style>
    <style:style style:name="P93" style:family="paragraph" style:parent-style-name="Preformatted_20_Text">
      <style:paragraph-properties fo:margin-top="0cm" fo:margin-bottom="0.499cm" loext:contextual-spacing="false"/>
    </style:style>
    <style:style style:name="P94" style:family="paragraph" style:parent-style-name="Preformatted_20_Text">
      <style:paragraph-properties fo:margin-top="0cm" fo:margin-bottom="0.499cm" loext:contextual-spacing="false"/>
      <style:text-properties style:font-name="Liberation Mono" fo:font-size="13pt" style:text-underline-style="none" fo:font-weight="normal" officeooo:rsid="010aed87" style:font-size-asian="13pt" style:font-weight-asian="normal" style:font-size-complex="13pt" style:font-weight-complex="normal"/>
    </style:style>
    <style:style style:name="P95" style:family="paragraph" style:parent-style-name="Preformatted_20_Text">
      <style:paragraph-properties fo:margin-top="0cm" fo:margin-bottom="0.499cm" loext:contextual-spacing="false"/>
      <style:text-properties style:font-name="Liberation Mono" fo:font-size="13pt" style:text-underline-style="none" fo:font-weight="normal" officeooo:rsid="010a3ab0" style:font-size-asian="13pt" style:font-weight-asian="normal" style:font-size-complex="13pt" style:font-weight-complex="normal"/>
    </style:style>
    <style:style style:name="P96" style:family="paragraph" style:parent-style-name="Preformatted_20_Text">
      <style:paragraph-properties fo:margin-top="0cm" fo:margin-bottom="0.499cm" loext:contextual-spacing="false"/>
      <style:text-properties officeooo:paragraph-rsid="011c6335"/>
    </style:style>
    <style:style style:name="P97" style:family="paragraph" style:parent-style-name="Standard">
      <style:text-properties style:font-name="Liberation Mono" fo:font-size="13pt" style:text-underline-style="none" fo:font-weight="bold" officeooo:rsid="0105c99a" officeooo:paragraph-rsid="0105c99a" style:font-size-asian="13pt" style:font-weight-asian="bold" style:font-size-complex="13pt" style:font-weight-complex="bold"/>
    </style:style>
    <style:style style:name="P98" style:family="paragraph" style:parent-style-name="Standard">
      <style:text-properties style:font-name="Liberation Mono" fo:font-size="13pt" style:text-underline-style="none" fo:font-weight="bold" officeooo:rsid="01033fd8" officeooo:paragraph-rsid="01033fd8" style:font-size-asian="13pt" style:font-weight-asian="bold" style:font-size-complex="13pt" style:font-weight-complex="bold"/>
    </style:style>
    <style:style style:name="P99" style:family="paragraph" style:parent-style-name="Standard">
      <style:text-properties style:font-name="Liberation Mono" fo:font-size="13pt" style:text-underline-style="none" fo:font-weight="bold" officeooo:rsid="01033fd8" officeooo:paragraph-rsid="011dc5d2" style:font-size-asian="13pt" style:font-weight-asian="bold" style:font-size-complex="13pt" style:font-weight-complex="bold"/>
    </style:style>
    <style:style style:name="P100" style:family="paragraph" style:parent-style-name="Standard">
      <style:text-properties style:font-name="Liberation Mono" fo:font-size="13pt" style:text-underline-style="none" fo:font-weight="bold" officeooo:rsid="01033fd8" officeooo:paragraph-rsid="013749b9" style:font-size-asian="13pt" style:font-weight-asian="bold" style:font-size-complex="13pt" style:font-weight-complex="bold"/>
    </style:style>
    <style:style style:name="P101" style:family="paragraph" style:parent-style-name="Standard">
      <style:text-properties style:font-name="Liberation Mono" fo:font-size="13pt" style:text-underline-style="none" fo:font-weight="bold" officeooo:rsid="013749b9" officeooo:paragraph-rsid="013749b9" style:font-size-asian="13pt" style:font-weight-asian="bold" style:font-size-complex="13pt" style:font-weight-complex="bold"/>
    </style:style>
    <style:style style:name="P102" style:family="paragraph" style:parent-style-name="Standard">
      <style:text-properties style:font-name="Liberation Mono" fo:font-size="13pt" style:text-underline-style="none" fo:font-weight="normal" officeooo:rsid="01095078" officeooo:paragraph-rsid="01095078" style:font-size-asian="13pt" style:font-weight-asian="normal" style:font-size-complex="13pt" style:font-weight-complex="normal"/>
    </style:style>
    <style:style style:name="P103" style:family="paragraph" style:parent-style-name="Standard">
      <style:text-properties style:font-name="Liberation Mono" fo:font-size="13pt" style:text-underline-style="none" fo:font-weight="normal" officeooo:rsid="01095078" officeooo:paragraph-rsid="011dc5d2" style:font-size-asian="13pt" style:font-weight-asian="normal" style:font-size-complex="13pt" style:font-weight-complex="normal"/>
    </style:style>
    <style:style style:name="P104" style:family="paragraph" style:parent-style-name="Standard">
      <style:text-properties style:font-name="Liberation Mono" fo:font-size="13pt" style:text-underline-style="none" fo:font-weight="normal" officeooo:rsid="01095078" officeooo:paragraph-rsid="013749b9" style:font-size-asian="13pt" style:font-weight-asian="normal" style:font-size-complex="13pt" style:font-weight-complex="normal"/>
    </style:style>
    <style:style style:name="P105" style:family="paragraph" style:parent-style-name="Standard">
      <style:text-properties style:font-name="Liberation Mono" fo:font-size="13pt" style:text-underline-style="none" fo:font-weight="normal" officeooo:rsid="0105c99a" officeooo:paragraph-rsid="011dc5d2" style:font-size-asian="13pt" style:font-weight-asian="normal" style:font-size-complex="13pt" style:font-weight-complex="normal"/>
    </style:style>
    <style:style style:name="P106" style:family="paragraph" style:parent-style-name="Standard">
      <style:text-properties style:font-name="Liberation Mono" fo:font-size="13pt" style:text-underline-style="none" fo:font-weight="normal" officeooo:rsid="0105c99a" officeooo:paragraph-rsid="013749b9" style:font-size-asian="13pt" style:font-weight-asian="normal" style:font-size-complex="13pt" style:font-weight-complex="normal"/>
    </style:style>
    <style:style style:name="P107" style:family="paragraph" style:parent-style-name="Standard">
      <style:text-properties officeooo:paragraph-rsid="011dc5d2"/>
    </style:style>
    <style:style style:name="P108" style:family="paragraph" style:parent-style-name="Standard">
      <style:text-properties fo:font-weight="normal" officeooo:rsid="011dc5d2" officeooo:paragraph-rsid="011dc5d2" style:font-weight-asian="normal" style:font-weight-complex="normal"/>
    </style:style>
    <style:style style:name="P109" style:family="paragraph" style:parent-style-name="Standard">
      <style:text-properties fo:font-weight="normal" officeooo:rsid="011dc5d2" officeooo:paragraph-rsid="013749b9" style:font-weight-asian="normal" style:font-weight-complex="normal"/>
    </style:style>
    <style:style style:name="P110" style:family="paragraph" style:parent-style-name="Standard">
      <style:text-properties fo:font-weight="normal" officeooo:rsid="0105c99a" officeooo:paragraph-rsid="013749b9" style:font-weight-asian="normal" style:font-weight-complex="normal"/>
    </style:style>
    <style:style style:name="P111" style:family="paragraph" style:parent-style-name="Standard">
      <style:text-properties officeooo:paragraph-rsid="013749b9"/>
    </style:style>
    <style:style style:name="P112" style:family="paragraph" style:parent-style-name="Table_20_Contents">
      <style:text-properties style:font-name="Liberation Mono" fo:font-size="13pt" style:text-underline-style="none" fo:font-weight="normal" officeooo:rsid="0105c99a" officeooo:paragraph-rsid="0105c99a" style:font-size-asian="13pt" style:font-weight-asian="normal" style:font-size-complex="13pt" style:font-weight-complex="normal"/>
    </style:style>
    <style:style style:name="P113" style:family="paragraph" style:parent-style-name="Table_20_Contents">
      <style:text-properties style:font-name="Liberation Mono" fo:font-size="13pt" style:text-underline-style="none" fo:font-weight="normal" officeooo:rsid="0105c99a" officeooo:paragraph-rsid="011dc5d2" style:font-size-asian="13pt" style:font-weight-asian="normal" style:font-size-complex="13pt" style:font-weight-complex="normal"/>
    </style:style>
    <style:style style:name="P114" style:family="paragraph" style:parent-style-name="Table_20_Contents">
      <style:text-properties style:font-name="Liberation Mono" fo:font-size="13pt" style:text-underline-style="none" fo:font-weight="normal" officeooo:rsid="0105c99a" officeooo:paragraph-rsid="013749b9" style:font-size-asian="13pt" style:font-weight-asian="normal" style:font-size-complex="13pt" style:font-weight-complex="normal"/>
    </style:style>
    <style:style style:name="P115" style:family="paragraph" style:parent-style-name="Table_20_Contents">
      <style:text-properties style:font-name="Liberation Mono" fo:font-size="13pt" style:text-underline-style="none" fo:font-weight="normal" officeooo:rsid="01095078" officeooo:paragraph-rsid="01095078" style:font-size-asian="13pt" style:font-weight-asian="normal" style:font-size-complex="13pt" style:font-weight-complex="normal"/>
    </style:style>
    <style:style style:name="P116" style:family="paragraph" style:parent-style-name="Table_20_Contents">
      <style:text-properties style:font-name="Liberation Mono" fo:font-size="13pt" style:text-underline-style="none" fo:font-weight="normal" officeooo:rsid="01095078" officeooo:paragraph-rsid="011dc5d2" style:font-size-asian="13pt" style:font-weight-asian="normal" style:font-size-complex="13pt" style:font-weight-complex="normal"/>
    </style:style>
    <style:style style:name="P117" style:family="paragraph" style:parent-style-name="Table_20_Contents">
      <style:text-properties style:font-name="Liberation Mono" fo:font-size="13pt" style:text-underline-style="none" fo:font-weight="normal" officeooo:rsid="01095078" officeooo:paragraph-rsid="013749b9" style:font-size-asian="13pt" style:font-weight-asian="normal" style:font-size-complex="13pt" style:font-weight-complex="normal"/>
    </style:style>
    <style:style style:name="P118" style:family="paragraph" style:parent-style-name="Table_20_Contents">
      <style:text-properties style:font-name="Liberation Mono" fo:font-size="13pt" style:text-underline-style="none" fo:font-weight="normal" officeooo:rsid="010a3ab0" officeooo:paragraph-rsid="010a3ab0" style:font-size-asian="13pt" style:font-weight-asian="normal" style:font-size-complex="13pt" style:font-weight-complex="normal"/>
    </style:style>
    <style:style style:name="P119" style:family="paragraph" style:parent-style-name="Table_20_Contents">
      <style:text-properties style:font-name="Liberation Mono" fo:font-size="13pt" style:text-underline-style="none" fo:font-weight="normal" officeooo:rsid="010a3ab0" officeooo:paragraph-rsid="011dc5d2" style:font-size-asian="13pt" style:font-weight-asian="normal" style:font-size-complex="13pt" style:font-weight-complex="normal"/>
    </style:style>
    <style:style style:name="P120" style:family="paragraph" style:parent-style-name="Table_20_Contents">
      <style:text-properties style:font-name="Liberation Mono" fo:font-size="13pt" style:text-underline-style="none" fo:font-weight="normal" officeooo:rsid="010a3ab0" officeooo:paragraph-rsid="013749b9" style:font-size-asian="13pt" style:font-weight-asian="normal" style:font-size-complex="13pt" style:font-weight-complex="normal"/>
    </style:style>
    <style:style style:name="P121" style:family="paragraph" style:parent-style-name="Table_20_Contents">
      <style:text-properties style:font-name="Liberation Mono" fo:font-size="13pt" style:text-underline-style="none" fo:font-weight="normal" officeooo:rsid="010aed87" officeooo:paragraph-rsid="011dc5d2" style:font-size-asian="13pt" style:font-weight-asian="normal" style:font-size-complex="13pt" style:font-weight-complex="normal"/>
    </style:style>
    <style:style style:name="P122" style:family="paragraph" style:parent-style-name="Table_20_Contents">
      <style:text-properties style:font-name="Liberation Mono" fo:font-size="13pt" style:text-underline-style="none" fo:font-weight="normal" officeooo:rsid="010aed87" officeooo:paragraph-rsid="013749b9" style:font-size-asian="13pt" style:font-weight-asian="normal" style:font-size-complex="13pt" style:font-weight-complex="normal"/>
    </style:style>
    <style:style style:name="P123" style:family="paragraph" style:parent-style-name="Table_20_Contents">
      <style:text-properties style:font-name="Liberation Mono" fo:font-size="13pt" style:text-underline-style="none" fo:font-weight="bold" officeooo:rsid="003d4e6f" officeooo:paragraph-rsid="011dc5d2" style:font-size-asian="13pt" style:font-weight-asian="bold" style:font-size-complex="13pt" style:font-weight-complex="bold"/>
    </style:style>
    <style:style style:name="P124" style:family="paragraph" style:parent-style-name="Table_20_Contents">
      <style:text-properties style:font-name="Liberation Mono" fo:font-size="13pt" style:text-underline-style="none" fo:font-weight="bold" officeooo:rsid="003d4e6f" officeooo:paragraph-rsid="013749b9" style:font-size-asian="13pt" style:font-weight-asian="bold" style:font-size-complex="13pt" style:font-weight-complex="bold"/>
    </style:style>
    <style:style style:name="P125" style:family="paragraph" style:parent-style-name="Table_20_Contents">
      <style:text-properties officeooo:paragraph-rsid="011dc5d2"/>
    </style:style>
    <style:style style:name="P126" style:family="paragraph" style:parent-style-name="Table_20_Contents">
      <style:text-properties officeooo:paragraph-rsid="013749b9"/>
    </style:style>
    <style:style style:name="P127" style:family="paragraph" style:parent-style-name="Preformatted_20_Text">
      <style:text-properties style:font-name="Liberation Mono" fo:font-size="13pt" style:text-underline-style="none" fo:font-weight="bold" officeooo:rsid="0105c99a" officeooo:paragraph-rsid="0105c99a" style:font-size-asian="13pt" style:font-weight-asian="bold" style:font-size-complex="13pt" style:font-weight-complex="bold"/>
    </style:style>
    <style:style style:name="P128" style:family="paragraph" style:parent-style-name="Preformatted_20_Text">
      <style:text-properties style:font-name="Liberation Mono" fo:font-size="13pt" style:text-underline-style="none" fo:font-weight="bold" officeooo:rsid="01033fd8" officeooo:paragraph-rsid="01033fd8" style:font-size-asian="13pt" style:font-weight-asian="bold" style:font-size-complex="13pt" style:font-weight-complex="bold"/>
    </style:style>
    <style:style style:name="P129" style:family="paragraph" style:parent-style-name="Preformatted_20_Text">
      <style:text-properties style:font-name="Liberation Mono" fo:font-size="13pt" style:text-underline-style="none" fo:font-weight="bold" officeooo:rsid="003d4e6f" officeooo:paragraph-rsid="011dc5d2" style:font-size-asian="13pt" style:font-weight-asian="bold" style:font-size-complex="13pt" style:font-weight-complex="bold"/>
    </style:style>
    <style:style style:name="P130" style:family="paragraph" style:parent-style-name="Preformatted_20_Text">
      <style:text-properties style:font-name="Liberation Mono" fo:font-size="13pt" style:text-underline-style="none" fo:font-weight="normal" officeooo:rsid="010678f0" officeooo:paragraph-rsid="010678f0" style:font-size-asian="13pt" style:font-weight-asian="normal" style:font-size-complex="13pt" style:font-weight-complex="normal"/>
    </style:style>
    <style:style style:name="P131" style:family="paragraph" style:parent-style-name="Preformatted_20_Text">
      <style:text-properties style:font-name="Liberation Mono" fo:font-size="13pt" style:text-underline-style="none" fo:font-weight="normal" officeooo:rsid="010678f0" officeooo:paragraph-rsid="011dc5d2" style:font-size-asian="13pt" style:font-weight-asian="normal" style:font-size-complex="13pt" style:font-weight-complex="normal"/>
    </style:style>
    <style:style style:name="P132" style:family="paragraph" style:parent-style-name="Preformatted_20_Text">
      <style:text-properties style:font-name="Liberation Mono" fo:font-size="13pt" style:text-underline-style="none" fo:font-weight="normal" officeooo:rsid="010678f0" officeooo:paragraph-rsid="013749b9" style:font-size-asian="13pt" style:font-weight-asian="normal" style:font-size-complex="13pt" style:font-weight-complex="normal"/>
    </style:style>
    <style:style style:name="P133" style:family="paragraph" style:parent-style-name="Preformatted_20_Text">
      <style:text-properties style:font-name="Liberation Mono" fo:font-size="13pt" style:text-underline-style="none" fo:font-weight="normal" officeooo:rsid="01095078" officeooo:paragraph-rsid="01095078" style:font-size-asian="13pt" style:font-weight-asian="normal" style:font-size-complex="13pt" style:font-weight-complex="normal"/>
    </style:style>
    <style:style style:name="P134" style:family="paragraph" style:parent-style-name="Preformatted_20_Text">
      <style:text-properties style:font-name="Liberation Mono" fo:font-size="13pt" style:text-underline-style="none" fo:font-weight="normal" officeooo:rsid="01095078" officeooo:paragraph-rsid="011dc5d2" style:font-size-asian="13pt" style:font-weight-asian="normal" style:font-size-complex="13pt" style:font-weight-complex="normal"/>
    </style:style>
    <style:style style:name="P135" style:family="paragraph" style:parent-style-name="Preformatted_20_Text">
      <style:text-properties style:font-name="Liberation Mono" fo:font-size="13pt" style:text-underline-style="none" fo:font-weight="normal" officeooo:rsid="01095078" officeooo:paragraph-rsid="013749b9" style:font-size-asian="13pt" style:font-weight-asian="normal" style:font-size-complex="13pt" style:font-weight-complex="normal"/>
    </style:style>
    <style:style style:name="P136" style:family="paragraph" style:parent-style-name="Preformatted_20_Text">
      <style:text-properties style:font-name="Liberation Mono" fo:font-size="13pt" style:text-underline-style="none" fo:font-weight="normal" officeooo:rsid="010aed87" officeooo:paragraph-rsid="011dc5d2" style:font-size-asian="13pt" style:font-weight-asian="normal" style:font-size-complex="13pt" style:font-weight-complex="normal"/>
    </style:style>
    <style:style style:name="P137" style:family="paragraph" style:parent-style-name="Preformatted_20_Text">
      <style:text-properties style:font-name="Liberation Mono" fo:font-size="13pt" style:text-underline-style="none" fo:font-weight="normal" officeooo:rsid="010aed87" officeooo:paragraph-rsid="013749b9" style:font-size-asian="13pt" style:font-weight-asian="normal" style:font-size-complex="13pt" style:font-weight-complex="normal"/>
    </style:style>
    <style:style style:name="P138" style:family="paragraph" style:parent-style-name="Preformatted_20_Text">
      <style:text-properties style:font-name="Liberation Mono" fo:font-size="13pt" style:text-underline-style="none" fo:font-weight="normal" officeooo:rsid="0105c99a" officeooo:paragraph-rsid="011dc5d2" style:font-size-asian="13pt" style:font-weight-asian="normal" style:font-size-complex="13pt" style:font-weight-complex="normal"/>
    </style:style>
    <style:style style:name="P139" style:family="paragraph" style:parent-style-name="Preformatted_20_Text">
      <style:text-properties style:font-name="Liberation Mono" fo:font-size="13pt" style:text-underline-style="none" fo:font-weight="normal" officeooo:rsid="0105c99a" officeooo:paragraph-rsid="013749b9" style:font-size-asian="13pt" style:font-weight-asian="normal" style:font-size-complex="13pt" style:font-weight-complex="normal"/>
    </style:style>
    <style:style style:name="P140" style:family="paragraph" style:parent-style-name="Preformatted_20_Text">
      <style:text-properties style:font-name="Liberation Mono" fo:font-size="13pt" style:text-underline-style="none" fo:font-weight="normal" officeooo:rsid="003d4e6f" officeooo:paragraph-rsid="011dc5d2" style:font-size-asian="13pt" style:font-weight-asian="normal" style:font-size-complex="13pt" style:font-weight-complex="normal"/>
    </style:style>
    <style:style style:name="P141" style:family="paragraph" style:parent-style-name="Preformatted_20_Text">
      <style:text-properties style:font-name="Liberation Mono" fo:font-size="13pt" style:text-underline-style="none" fo:font-weight="normal" officeooo:rsid="003d4e6f" officeooo:paragraph-rsid="013749b9" style:font-size-asian="13pt" style:font-weight-asian="normal" style:font-size-complex="13pt" style:font-weight-complex="normal"/>
    </style:style>
    <style:style style:name="P142" style:family="paragraph" style:parent-style-name="Preformatted_20_Text">
      <style:text-properties style:font-name="Liberation Mono" fo:font-size="13pt" style:text-underline-style="none" fo:font-weight="normal" officeooo:rsid="010a3ab0" officeooo:paragraph-rsid="011dc5d2" style:font-size-asian="13pt" style:font-weight-asian="normal" style:font-size-complex="13pt" style:font-weight-complex="normal"/>
    </style:style>
    <style:style style:name="P143" style:family="paragraph" style:parent-style-name="Preformatted_20_Text">
      <style:text-properties style:font-name="Liberation Mono" fo:font-size="13pt" style:text-underline-style="none" fo:font-weight="normal" officeooo:rsid="010a3ab0" officeooo:paragraph-rsid="013749b9" style:font-size-asian="13pt" style:font-weight-asian="normal" style:font-size-complex="13pt" style:font-weight-complex="normal"/>
    </style:style>
    <style:style style:name="P144" style:family="paragraph" style:parent-style-name="Preformatted_20_Text">
      <style:text-properties style:font-name="Liberation Mono" fo:font-size="13pt" style:text-underline-style="none" fo:font-weight="normal" officeooo:rsid="01033fd8" officeooo:paragraph-rsid="011dc5d2" style:font-size-asian="13pt" style:font-weight-asian="normal" style:font-size-complex="13pt" style:font-weight-complex="normal"/>
    </style:style>
    <style:style style:name="P145" style:family="paragraph" style:parent-style-name="Preformatted_20_Text">
      <style:text-properties officeooo:paragraph-rsid="011dc5d2"/>
    </style:style>
    <style:style style:name="P146" style:family="paragraph" style:parent-style-name="Preformatted_20_Text">
      <style:text-properties fo:font-weight="normal" officeooo:paragraph-rsid="011dc5d2" style:font-weight-asian="normal" style:font-weight-complex="normal"/>
    </style:style>
    <style:style style:name="P147" style:family="paragraph" style:parent-style-name="Preformatted_20_Text">
      <style:text-properties fo:font-weight="normal" officeooo:rsid="011dc5d2" officeooo:paragraph-rsid="011dc5d2" style:font-weight-asian="normal" style:font-weight-complex="normal"/>
    </style:style>
    <style:style style:name="P148" style:family="paragraph" style:parent-style-name="Preformatted_20_Text">
      <style:text-properties fo:font-weight="normal" officeooo:paragraph-rsid="013749b9" style:font-weight-asian="normal" style:font-weight-complex="normal"/>
    </style:style>
    <style:style style:name="P149" style:family="paragraph" style:parent-style-name="Preformatted_20_Text">
      <style:text-properties officeooo:paragraph-rsid="012cdd3b"/>
    </style:style>
    <style:style style:name="P150" style:family="paragraph" style:parent-style-name="Preformatted_20_Text">
      <style:text-properties officeooo:paragraph-rsid="013749b9"/>
    </style:style>
    <style:style style:name="P151" style:family="paragraph" style:parent-style-name="Preformatted_20_Text">
      <style:paragraph-properties fo:margin-top="0cm" fo:margin-bottom="0.499cm" loext:contextual-spacing="false"/>
    </style:style>
    <style:style style:name="P152" style:family="paragraph" style:parent-style-name="Preformatted_20_Text">
      <style:paragraph-properties fo:margin-top="0cm" fo:margin-bottom="0.499cm" loext:contextual-spacing="false"/>
      <style:text-properties officeooo:paragraph-rsid="011dc5d2"/>
    </style:style>
    <style:style style:name="P153" style:family="paragraph" style:parent-style-name="Preformatted_20_Text">
      <style:paragraph-properties fo:margin-top="0cm" fo:margin-bottom="0.499cm" loext:contextual-spacing="false"/>
      <style:text-properties officeooo:paragraph-rsid="013749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6cf2" style:font-weight-asian="bold" style:font-weight-complex="bold"/>
    </style:style>
    <style:style style:name="T3" style:family="text">
      <style:text-properties fo:font-weight="bold" officeooo:rsid="0044fe3d" style:font-weight-asian="bold" style:font-weight-complex="bold"/>
    </style:style>
    <style:style style:name="T4" style:family="text">
      <style:text-properties fo:font-weight="bold" officeooo:rsid="00459765" style:font-weight-asian="bold" style:font-weight-complex="bold"/>
    </style:style>
    <style:style style:name="T5" style:family="text">
      <style:text-properties fo:font-weight="bold" officeooo:rsid="0046b69b" style:font-weight-asian="bold" style:font-weight-complex="bold"/>
    </style:style>
    <style:style style:name="T6" style:family="text">
      <style:text-properties fo:font-weight="bold" officeooo:rsid="00850d32" style:font-weight-asian="bold" style:font-weight-complex="bold"/>
    </style:style>
    <style:style style:name="T7" style:family="text">
      <style:text-properties officeooo:rsid="003f6cf2"/>
    </style:style>
    <style:style style:name="T8" style:family="text">
      <style:text-properties officeooo:rsid="0044fe3d"/>
    </style:style>
    <style:style style:name="T9" style:family="text">
      <style:text-properties officeooo:rsid="00459765"/>
    </style:style>
    <style:style style:name="T10" style:family="text">
      <style:text-properties officeooo:rsid="0046b69b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82bd3f" fo:background-color="#ffff00" loext:char-shading-value="0"/>
    </style:style>
    <style:style style:name="T13" style:family="text">
      <style:text-properties officeooo:rsid="00850d32" fo:background-color="#ffff00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59765" fo:background-color="transparent" loext:char-shading-value="0"/>
    </style:style>
    <style:style style:name="T16" style:family="text">
      <style:text-properties officeooo:rsid="005ba3e9" fo:background-color="transparent" loext:char-shading-value="0"/>
    </style:style>
    <style:style style:name="T17" style:family="text">
      <style:text-properties officeooo:rsid="003d4e6f" fo:background-color="transparent" loext:char-shading-value="0"/>
    </style:style>
    <style:style style:name="T18" style:family="text">
      <style:text-properties fo:background-color="#ff6600" loext:char-shading-value="0"/>
    </style:style>
    <style:style style:name="T19" style:family="text">
      <style:text-properties officeooo:rsid="00459765" fo:background-color="#ff6600" loext:char-shading-value="0"/>
    </style:style>
    <style:style style:name="T20" style:family="text">
      <style:text-properties officeooo:rsid="010aed87" fo:background-color="#ff6600" loext:char-shading-value="0"/>
    </style:style>
    <style:style style:name="T21" style:family="text">
      <style:text-properties officeooo:rsid="0054f42c"/>
    </style:style>
    <style:style style:name="T22" style:family="text">
      <style:text-properties officeooo:rsid="0055f653"/>
    </style:style>
    <style:style style:name="T23" style:family="text">
      <style:text-properties officeooo:rsid="005650a8"/>
    </style:style>
    <style:style style:name="T24" style:family="text">
      <style:text-properties officeooo:rsid="005ba3e9"/>
    </style:style>
    <style:style style:name="T25" style:family="text">
      <style:text-properties fo:background-color="#66ff00" loext:char-shading-value="0"/>
    </style:style>
    <style:style style:name="T26" style:family="text">
      <style:text-properties officeooo:rsid="0077c2e0"/>
    </style:style>
    <style:style style:name="T27" style:family="text">
      <style:text-properties officeooo:rsid="00850d32"/>
    </style:style>
    <style:style style:name="T28" style:family="text">
      <style:text-properties officeooo:rsid="00b34cef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officeooo:rsid="00e24746"/>
    </style:style>
    <style:style style:name="T32" style:family="text">
      <style:text-properties officeooo:rsid="0105c99a"/>
    </style:style>
    <style:style style:name="T33" style:family="text">
      <style:text-properties officeooo:rsid="01063e98"/>
    </style:style>
    <style:style style:name="T34" style:family="text">
      <style:text-properties officeooo:rsid="0108785c"/>
    </style:style>
    <style:style style:name="T35" style:family="text">
      <style:text-properties officeooo:rsid="010a3ab0"/>
    </style:style>
    <style:style style:name="T36" style:family="text">
      <style:text-properties officeooo:rsid="010aed87"/>
    </style:style>
    <style:style style:name="T37" style:family="text">
      <style:text-properties officeooo:rsid="0110abb6"/>
    </style:style>
    <style:style style:name="T38" style:family="text">
      <style:text-properties style:font-name="Liberation Mono" fo:font-size="13pt" style:text-underline-style="none" fo:font-weight="normal" officeooo:rsid="010a3ab0" style:font-size-asian="13pt" style:font-weight-asian="normal" style:font-size-complex="13pt" style:font-weight-complex="normal"/>
    </style:style>
    <style:style style:name="T39" style:family="text">
      <style:text-properties style:font-name="Liberation Mono" fo:font-size="13pt" style:text-underline-style="none" fo:font-weight="normal" officeooo:rsid="01095078" style:font-size-asian="13pt" style:font-weight-asian="normal" style:font-size-complex="13pt" style:font-weight-complex="normal"/>
    </style:style>
    <style:style style:name="T40" style:family="text">
      <style:text-properties style:font-name="Liberation Mono" fo:font-size="13pt" style:text-underline-style="none" fo:font-weight="normal" officeooo:rsid="010aed87" style:font-size-asian="13pt" style:font-weight-asian="normal" style:font-size-complex="13pt" style:font-weight-complex="normal"/>
    </style:style>
    <style:style style:name="T41" style:family="text">
      <style:text-properties style:font-name="Liberation Mono" fo:font-size="13pt" style:text-underline-style="none" fo:font-weight="bold" officeooo:rsid="003d4e6f" fo:background-color="#ffff00" loext:char-shading-value="0" style:font-size-asian="13pt" style:font-weight-asian="bold" style:font-size-complex="13pt" style:font-weight-complex="bold"/>
    </style:style>
    <style:style style:name="T42" style:family="text">
      <style:text-properties style:font-name="Liberation Mono" fo:font-size="13pt" style:text-underline-style="none" fo:font-weight="bold" officeooo:rsid="00850d32" fo:background-color="#ffff00" loext:char-shading-value="0" style:font-size-asian="13pt" style:font-weight-asian="bold" style:font-size-complex="13pt" style:font-weight-complex="bold"/>
    </style:style>
    <style:style style:name="T43" style:family="text">
      <style:text-properties style:font-name="Liberation Mono" fo:font-size="13pt" style:text-underline-style="none" fo:font-weight="bold" officeooo:rsid="0082bd3f" fo:background-color="#ffff00" loext:char-shading-value="0" style:font-size-asian="13pt" style:font-weight-asian="bold" style:font-size-complex="13pt" style:font-weight-complex="bold"/>
    </style:style>
    <style:style style:name="T44" style:family="text">
      <style:text-properties style:font-name="Liberation Mono" fo:font-size="13pt" style:text-underline-style="none" fo:font-weight="bold" officeooo:rsid="003d4e6f" style:font-size-asian="13pt" style:font-weight-asian="bold" style:font-size-complex="13pt" style:font-weight-complex="bold"/>
    </style:style>
    <style:style style:name="T45" style:family="text">
      <style:text-properties style:font-name="Liberation Mono" fo:font-size="13pt" style:text-underline-style="none" fo:font-weight="bold" officeooo:rsid="01095078" style:font-size-asian="13pt" style:font-weight-asian="bold" style:font-size-complex="13pt" style:font-weight-complex="bold"/>
    </style:style>
    <style:style style:name="T46" style:family="text">
      <style:text-properties style:font-name="Liberation Mono" fo:font-size="13pt" style:text-underline-style="none" fo:font-weight="bold" officeooo:rsid="010a3ab0" style:font-size-asian="13pt" style:font-weight-asian="bold" style:font-size-complex="13pt" style:font-weight-complex="bold"/>
    </style:style>
    <style:style style:name="T47" style:family="text">
      <style:text-properties style:font-name="Liberation Mono" fo:font-size="13pt" style:text-underline-style="none" fo:font-weight="bold" officeooo:rsid="003d4e6f" fo:background-color="#ff6600" loext:char-shading-value="0" style:font-size-asian="13pt" style:font-weight-asian="bold" style:font-size-complex="13pt" style:font-weight-complex="bold"/>
    </style:style>
    <style:style style:name="T48" style:family="text">
      <style:text-properties style:font-name="Liberation Mono" fo:font-size="13pt" style:text-underline-style="none" style:font-size-asian="13pt" style:font-size-complex="13pt"/>
    </style:style>
    <style:style style:name="T49" style:family="text">
      <style:text-properties officeooo:rsid="011c6335"/>
    </style:style>
    <style:style style:name="T50" style:family="text">
      <style:text-properties officeooo:rsid="013749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Summary</text:p>
      <text:p text:style-name="P45"/>
      <text:p text:style-name="P59"><text:span text:style-name="T22">1. </text:span>Entity in Centroid <text:span text:style-name="T21">(Cosine)</text:span> vs Entity in Words<text:span text:style-name="T21">(Group Average)</text:span></text:p>
      <text:p text:style-name="P6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20">Method</text:p>
          </table:table-cell>
          <table:table-cell table:style-name="Table6.A1" office:value-type="string">
            <text:p text:style-name="P20"><text:span text:style-name="T28">mA</text:span><text:a xlink:type="simple" xlink:href="mailto:P@1" text:style-name="Internet_20_link" text:visited-style-name="Visited_20_Internet_20_Link">P@1</text:a> %</text:p>
          </table:table-cell>
          <table:table-cell table:style-name="Table6.A1" office:value-type="string">
            <text:p text:style-name="P20"><text:span text:style-name="T28">mA</text:span><text:a xlink:type="simple" xlink:href="mailto:P@2" text:style-name="Internet_20_link" text:visited-style-name="Visited_20_Internet_20_Link">P@2</text:a> %</text:p>
          </table:table-cell>
          <table:table-cell table:style-name="Table6.A1" office:value-type="string">
            <text:p text:style-name="P20"><text:span text:style-name="T28">mA</text:span><text:a xlink:type="simple" xlink:href="mailto:P@3" text:style-name="Internet_20_link" text:visited-style-name="Visited_20_Internet_20_Link">P@3</text:a> %</text:p>
          </table:table-cell>
          <table:table-cell table:style-name="Table6.A1" office:value-type="string">
            <text:p text:style-name="P23"><text:span text:style-name="T28">mA</text:span><text:a xlink:type="simple" xlink:href="mailto:P@4" text:style-name="Internet_20_link" text:visited-style-name="Visited_20_Internet_20_Link">P@4</text:a> %</text:p>
          </table:table-cell>
          <table:table-cell table:style-name="Table6.F1" office:value-type="string">
            <text:p text:style-name="P23"><text:span text:style-name="T28">mA</text:span><text:a xlink:type="simple" xlink:href="mailto:P@5" text:style-name="Internet_20_link" text:visited-style-name="Visited_20_Internet_20_Link">P@5</text:a> %</text:p>
          </table:table-cell>
        </table:table-row>
        <table:table-row>
          <table:table-cell table:style-name="Table6.A2" office:value-type="string">
            <text:p text:style-name="P16">WV-P-LC + <text:span text:style-name="T11">E-V-C-N10</text:span> + T-V-LC + <text:span text:style-name="T26">GA</text:span> </text:p>
          </table:table-cell>
          <table:table-cell table:style-name="Table6.A2" office:value-type="string">
            <text:p text:style-name="P1">53.59</text:p>
          </table:table-cell>
          <table:table-cell table:style-name="Table6.A2" office:value-type="string">
            <text:p text:style-name="P1">61.08</text:p>
          </table:table-cell>
          <table:table-cell table:style-name="Table6.A2" office:value-type="string">
            <text:p text:style-name="P68">63.4<text:span text:style-name="T31">3</text:span></text:p>
          </table:table-cell>
          <table:table-cell table:style-name="Table6.A2" office:value-type="string">
            <text:p text:style-name="P66">63.96</text:p>
          </table:table-cell>
          <table:table-cell table:style-name="Table6.F2" office:value-type="string">
            <text:p text:style-name="P67">64.76</text:p>
          </table:table-cell>
        </table:table-row>
        <table:table-row>
          <table:table-cell table:style-name="Table6.A2" office:value-type="string">
            <text:p text:style-name="P16">WV-P-LC + <text:span text:style-name="T11">E-W-N10</text:span> + T-V-LC + GA</text:p>
          </table:table-cell>
          <table:table-cell table:style-name="Table6.A2" office:value-type="string">
            <text:p text:style-name="P82">50.93</text:p>
          </table:table-cell>
          <table:table-cell table:style-name="Table6.A2" office:value-type="string">
            <text:p text:style-name="P12">57.32</text:p>
          </table:table-cell>
          <table:table-cell table:style-name="Table6.A2" office:value-type="string">
            <text:p text:style-name="P11">60.29</text:p>
          </table:table-cell>
          <table:table-cell table:style-name="Table6.A2" office:value-type="string">
            <text:p text:style-name="P11">61.64</text:p>
          </table:table-cell>
          <table:table-cell table:style-name="Table6.F2" office:value-type="string">
            <text:p text:style-name="P81">62.80</text:p>
          </table:table-cell>
        </table:table-row>
        <table:table-row>
          <table:table-cell table:style-name="Table6.A2" office:value-type="string">
            <text:p text:style-name="P17">WV-P-LC + <text:span text:style-name="T11">E-</text:span><text:span text:style-name="T13">V</text:span><text:span text:style-name="T11">-</text:span><text:span text:style-name="T12">D2V-</text:span><text:span text:style-name="T11">N10</text:span> + T-V-LC + GA</text:p>
          </table:table-cell>
          <table:table-cell table:style-name="Table6.A2" office:value-type="string">
            <text:p text:style-name="P79">48.33</text:p>
          </table:table-cell>
          <table:table-cell table:style-name="Table6.A2" office:value-type="string">
            <text:p text:style-name="P10">58.20</text:p>
          </table:table-cell>
          <table:table-cell table:style-name="Table6.A2" office:value-type="string">
            <text:p text:style-name="P10">61.20</text:p>
          </table:table-cell>
          <table:table-cell table:style-name="Table6.A2" office:value-type="string">
            <text:p text:style-name="P10">62.68</text:p>
          </table:table-cell>
          <table:table-cell table:style-name="Table6.F2" office:value-type="string">
            <text:p text:style-name="P79">63.15</text:p>
          </table:table-cell>
        </table:table-row>
      </table:table>
      <text:p text:style-name="P45"/>
      <text:p text:style-name="P46"/>
      <text:p text:style-name="P45"/>
      <text:p text:style-name="P60"><text:span text:style-name="T22">2. Type</text:span> in <text:span text:style-name="T23">Vector</text:span> vs <text:span text:style-name="T23">Type</text:span> in <text:span text:style-name="T23">Similar </text:span>Words</text:p>
      <text:p text:style-name="P6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16">WV-P-LC + <text:span text:style-name="T14">E-W-N10 </text:span>+ <text:span text:style-name="T18">T-V-LC</text:span> + GA</text:p>
          </table:table-cell>
          <table:table-cell table:style-name="Table7.A1" office:value-type="string">
            <text:p text:style-name="P71">50.93</text:p>
          </table:table-cell>
          <table:table-cell table:style-name="Table7.A1" office:value-type="string">
            <text:p text:style-name="P4">57.32</text:p>
          </table:table-cell>
          <table:table-cell table:style-name="Table7.A1" office:value-type="string">
            <text:p text:style-name="P3">60.29</text:p>
          </table:table-cell>
          <table:table-cell table:style-name="Table7.A1" office:value-type="string">
            <text:p text:style-name="P3">61.64</text:p>
          </table:table-cell>
          <table:table-cell table:style-name="Table7.F1" office:value-type="string">
            <text:p text:style-name="P70">62.80</text:p>
          </table:table-cell>
        </table:table-row>
        <table:table-row>
          <table:table-cell table:style-name="Table7.A2" office:value-type="string">
            <text:p text:style-name="P16">WV-P-LC + E-W-N10 + <text:span text:style-name="T18">T-SW</text:span><text:span text:style-name="T19">30</text:span><text:span text:style-name="T18">-TV-LC</text:span> + GA</text:p>
          </table:table-cell>
          <table:table-cell table:style-name="Table7.A2" office:value-type="string">
            <text:p text:style-name="P85">47.33</text:p>
          </table:table-cell>
          <table:table-cell table:style-name="Table7.A2" office:value-type="string">
            <text:p text:style-name="P15">53.99</text:p>
          </table:table-cell>
          <table:table-cell table:style-name="Table7.A2" office:value-type="string">
            <text:p text:style-name="P83">57.46</text:p>
          </table:table-cell>
          <table:table-cell table:style-name="Table7.A2" office:value-type="string">
            <text:p text:style-name="P13">59.74</text:p>
          </table:table-cell>
          <table:table-cell table:style-name="Table7.F2" office:value-type="string">
            <text:p text:style-name="P13">60.77</text:p>
          </table:table-cell>
        </table:table-row>
      </table:table>
      <text:p text:style-name="P45"/>
      <text:p text:style-name="P45"/>
      <text:p text:style-name="P62">3. Different Word Representations.</text:p>
      <text:p text:style-name="P6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56"><text:span text:style-name="T25">WV-P-LC</text:span> <text:span text:style-name="T24">+ </text:span><text:span text:style-name="T16">E-W-N10 + </text:span><text:span text:style-name="T17">T-SW</text:span><text:span text:style-name="T15">30</text:span><text:span text:style-name="T17">-TV-LC </text:span><text:span text:style-name="T16">+ GA</text:span></text:p>
          </table:table-cell>
          <table:table-cell table:style-name="Table8.A1" office:value-type="string">
            <text:p text:style-name="P85">47.33</text:p>
          </table:table-cell>
          <table:table-cell table:style-name="Table8.A1" office:value-type="string">
            <text:p text:style-name="P15">53.99</text:p>
          </table:table-cell>
          <table:table-cell table:style-name="Table8.A1" office:value-type="string">
            <text:p text:style-name="P83">57.46</text:p>
          </table:table-cell>
          <table:table-cell table:style-name="Table8.A1" office:value-type="string">
            <text:p text:style-name="P13">59.74</text:p>
          </table:table-cell>
          <table:table-cell table:style-name="Table8.F1" office:value-type="string">
            <text:p text:style-name="P13">60.77</text:p>
          </table:table-cell>
        </table:table-row>
        <table:table-row>
          <table:table-cell table:style-name="Table8.A2" office:value-type="string">
            <text:p text:style-name="P57"><text:span text:style-name="T25">WV-P</text:span> <text:span text:style-name="T24">+ </text:span><text:span text:style-name="T16">E-W-N10 + </text:span><text:span text:style-name="T17">T-SW</text:span><text:span text:style-name="T15">30</text:span><text:span text:style-name="T17">-TV-LC </text:span><text:span text:style-name="T16">+ GA</text:span></text:p>
          </table:table-cell>
          <table:table-cell table:style-name="Table8.A2" office:value-type="string">
            <text:p text:style-name="P14">47.17</text:p>
          </table:table-cell>
          <table:table-cell table:style-name="Table8.A2" office:value-type="string">
            <text:p text:style-name="P14">56.19</text:p>
          </table:table-cell>
          <table:table-cell table:style-name="Table8.A2" office:value-type="string">
            <text:p text:style-name="P14">59.11</text:p>
          </table:table-cell>
          <table:table-cell table:style-name="Table8.A2" office:value-type="string">
            <text:p text:style-name="P84">60.96</text:p>
          </table:table-cell>
          <table:table-cell table:style-name="Table8.F2" office:value-type="string">
            <text:p text:style-name="P84">61.88</text:p>
          </table:table-cell>
        </table:table-row>
        <table:table-row>
          <table:table-cell table:style-name="Table8.A2" office:value-type="string">
            <text:p text:style-name="P57"><text:span text:style-name="T25">WV-LC</text:span> <text:span text:style-name="T24">+ </text:span><text:span text:style-name="T16">E-W-N10 + </text:span><text:span text:style-name="T17">T-SW</text:span><text:span text:style-name="T15">30</text:span><text:span text:style-name="T17">-TV-LC </text:span><text:span text:style-name="T16">+ GA</text:span></text:p>
          </table:table-cell>
          <table:table-cell table:style-name="Table8.A2" office:value-type="string">
            <text:p text:style-name="P77">51.08</text:p>
          </table:table-cell>
          <table:table-cell table:style-name="Table8.A2" office:value-type="string">
            <text:p text:style-name="P7">59.58</text:p>
          </table:table-cell>
          <table:table-cell table:style-name="Table8.A2" office:value-type="string">
            <text:p text:style-name="P6">63.21</text:p>
          </table:table-cell>
          <table:table-cell table:style-name="Table8.A2" office:value-type="string">
            <text:p text:style-name="P76">64.11</text:p>
          </table:table-cell>
          <table:table-cell table:style-name="Table8.F2" office:value-type="string">
            <text:p text:style-name="P76">64.67</text:p>
          </table:table-cell>
        </table:table-row>
      </table:table>
      <text:p text:style-name="P45"/>
      <text:p text:style-name="P52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8"><text:soft-page-break/>Sentence vs Doc Level</text:p>
      <text:p text:style-name="P48"/>
      <text:p text:style-name="P48">1. Taking nearby words of all the entity mentions as doc level context word</text:p>
      <text:p text:style-name="P48"/>
      <text:p text:style-name="P34">WV-P-LC + <text:span text:style-name="T11">E-V-C-N10</text:span> + T-V-LC + <text:span text:style-name="T26">GA</text:span> </text:p>
      <text:p text:style-name="P6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21">Method</text:p>
          </table:table-cell>
          <table:table-cell table:style-name="Table5.A1" office:value-type="string">
            <text:p text:style-name="P22"><text:span text:style-name="T28">mA</text:span><text:a xlink:type="simple" xlink:href="mailto:P@1" text:style-name="Internet_20_link" text:visited-style-name="Visited_20_Internet_20_Link">P@1</text:a> %</text:p>
          </table:table-cell>
          <table:table-cell table:style-name="Table5.A1" office:value-type="string">
            <text:p text:style-name="P22"><text:span text:style-name="T28">mA</text:span><text:a xlink:type="simple" xlink:href="mailto:P@2" text:style-name="Internet_20_link" text:visited-style-name="Visited_20_Internet_20_Link">P@2</text:a> %</text:p>
          </table:table-cell>
          <table:table-cell table:style-name="Table5.A1" office:value-type="string">
            <text:p text:style-name="P22"><text:span text:style-name="T28">mA</text:span><text:a xlink:type="simple" xlink:href="mailto:P@3" text:style-name="Internet_20_link" text:visited-style-name="Visited_20_Internet_20_Link">P@3</text:a> %</text:p>
          </table:table-cell>
          <table:table-cell table:style-name="Table5.A1" office:value-type="string">
            <text:p text:style-name="P23"><text:span text:style-name="T28">mA</text:span><text:a xlink:type="simple" xlink:href="mailto:P@4" text:style-name="Internet_20_link" text:visited-style-name="Visited_20_Internet_20_Link">P@4</text:a> %</text:p>
          </table:table-cell>
          <table:table-cell table:style-name="Table5.F1" office:value-type="string">
            <text:p text:style-name="P23"><text:span text:style-name="T28">mA</text:span><text:a xlink:type="simple" xlink:href="mailto:P@5" text:style-name="Internet_20_link" text:visited-style-name="Visited_20_Internet_20_Link">P@5</text:a> %</text:p>
          </table:table-cell>
        </table:table-row>
        <table:table-row>
          <table:table-cell table:style-name="Table5.A2" office:value-type="string">
            <text:p text:style-name="P18">Document Level</text:p>
          </table:table-cell>
          <table:table-cell table:style-name="Table5.A2" office:value-type="string">
            <text:p text:style-name="P8">52.57</text:p>
          </table:table-cell>
          <table:table-cell table:style-name="Table5.A2" office:value-type="string">
            <text:p text:style-name="P9">59.74</text:p>
          </table:table-cell>
          <table:table-cell table:style-name="Table5.A2" office:value-type="string">
            <text:p text:style-name="P78">62.49</text:p>
          </table:table-cell>
          <table:table-cell table:style-name="Table5.A2" office:value-type="string">
            <text:p text:style-name="P78">63.41</text:p>
          </table:table-cell>
          <table:table-cell table:style-name="Table5.F2" office:value-type="string">
            <text:p text:style-name="P78">64.01</text:p>
          </table:table-cell>
        </table:table-row>
        <table:table-row>
          <table:table-cell table:style-name="Table5.A2" office:value-type="string">
            <text:p text:style-name="P18">Sentence Level</text:p>
          </table:table-cell>
          <table:table-cell table:style-name="Table5.A2" office:value-type="string">
            <text:p text:style-name="P1">53.59</text:p>
          </table:table-cell>
          <table:table-cell table:style-name="Table5.A2" office:value-type="string">
            <text:p text:style-name="P1">61.08</text:p>
          </table:table-cell>
          <table:table-cell table:style-name="Table5.A2" office:value-type="string">
            <text:p text:style-name="P68">63.4<text:span text:style-name="T31">3</text:span></text:p>
          </table:table-cell>
          <table:table-cell table:style-name="Table5.A2" office:value-type="string">
            <text:p text:style-name="P66">63.96</text:p>
          </table:table-cell>
          <table:table-cell table:style-name="Table5.F2" office:value-type="string">
            <text:p text:style-name="P67">64.76</text:p>
          </table:table-cell>
        </table:table-row>
      </table:table>
      <text:p text:style-name="P47"/>
      <text:p text:style-name="P35">WV-P-LC + <text:span text:style-name="T11">E-</text:span><text:span text:style-name="T13">V</text:span><text:span text:style-name="T11">-</text:span><text:span text:style-name="T12">D2V-</text:span><text:span text:style-name="T11">N10</text:span> + T-V-LC + GA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18">Document Level</text:p>
          </table:table-cell>
          <table:table-cell table:style-name="Table12.A1" office:value-type="string">
            <text:p text:style-name="P80">48.15</text:p>
          </table:table-cell>
          <table:table-cell table:style-name="Table12.A1" office:value-type="string">
            <text:p text:style-name="P80">56.66</text:p>
          </table:table-cell>
          <table:table-cell table:style-name="Table12.A1" office:value-type="string">
            <text:p text:style-name="P80">59.46</text:p>
          </table:table-cell>
          <table:table-cell table:style-name="Table12.A1" office:value-type="string">
            <text:p text:style-name="P80">60.73</text:p>
          </table:table-cell>
          <table:table-cell table:style-name="Table12.F1" office:value-type="string">
            <text:p text:style-name="P80">61.67</text:p>
          </table:table-cell>
        </table:table-row>
        <table:table-row>
          <table:table-cell table:style-name="Table12.A2" office:value-type="string">
            <text:p text:style-name="P18">Sentence Level</text:p>
          </table:table-cell>
          <table:table-cell table:style-name="Table12.A2" office:value-type="string">
            <text:p text:style-name="P69">48.33</text:p>
          </table:table-cell>
          <table:table-cell table:style-name="Table12.A2" office:value-type="string">
            <text:p text:style-name="P2">58.20</text:p>
          </table:table-cell>
          <table:table-cell table:style-name="Table12.A2" office:value-type="string">
            <text:p text:style-name="P2">61.20</text:p>
          </table:table-cell>
          <table:table-cell table:style-name="Table12.A2" office:value-type="string">
            <text:p text:style-name="P2">62.68</text:p>
          </table:table-cell>
          <table:table-cell table:style-name="Table12.F2" office:value-type="string">
            <text:p text:style-name="P69">63.15</text:p>
          </table:table-cell>
        </table:table-row>
      </table:table>
      <text:p text:style-name="P50"/>
      <text:p text:style-name="P36">WV-P-LC + E-W-N10 + <text:span text:style-name="T18">T-SW</text:span><text:span text:style-name="T19">30</text:span><text:span text:style-name="T18">-TV-LC</text:span> + GA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19">Document Level</text:p>
          </table:table-cell>
          <table:table-cell table:style-name="Table13.A1" office:value-type="string">
            <text:p text:style-name="P72">50.73</text:p>
          </table:table-cell>
          <table:table-cell table:style-name="Table13.A1" office:value-type="string">
            <text:p text:style-name="P73">58.62</text:p>
          </table:table-cell>
          <table:table-cell table:style-name="Table13.A1" office:value-type="string">
            <text:p text:style-name="P74">63.03</text:p>
          </table:table-cell>
          <table:table-cell table:style-name="Table13.A1" office:value-type="string">
            <text:p text:style-name="P5">63.90</text:p>
          </table:table-cell>
          <table:table-cell table:style-name="Table13.F1" office:value-type="string">
            <text:p text:style-name="P75">64.63</text:p>
          </table:table-cell>
        </table:table-row>
        <table:table-row>
          <table:table-cell table:style-name="Table13.A2" office:value-type="string">
            <text:p text:style-name="P19">Sentence Level</text:p>
          </table:table-cell>
          <table:table-cell table:style-name="Table13.A2" office:value-type="string">
            <text:p text:style-name="P85">47.33</text:p>
          </table:table-cell>
          <table:table-cell table:style-name="Table13.A2" office:value-type="string">
            <text:p text:style-name="P15">53.99</text:p>
          </table:table-cell>
          <table:table-cell table:style-name="Table13.A2" office:value-type="string">
            <text:p text:style-name="P83">57.46</text:p>
          </table:table-cell>
          <table:table-cell table:style-name="Table13.A2" office:value-type="string">
            <text:p text:style-name="P13">59.74</text:p>
          </table:table-cell>
          <table:table-cell table:style-name="Table13.F2" office:value-type="string">
            <text:p text:style-name="P13">60.77</text:p>
          </table:table-cell>
        </table:table-row>
      </table:table>
      <text:p text:style-name="P51"/>
      <text:p text:style-name="P50"/>
      <text:p text:style-name="P49">Word Representation Codes</text:p>
      <text:p text:style-name="P49"/>
      <text:p text:style-name="P53">WV-P-LC: <text:span text:style-name="T1">W</text:span>ord <text:span text:style-name="T1">V</text:span>ector, <text:span text:style-name="T1">L</text:span>earned on <text:span text:style-name="T1">C</text:span>orpus, Initialized with <text:tab/><text:tab/><text:tab/><text:span text:style-name="T1">P</text:span>retrained Glove</text:p>
      <text:p text:style-name="P54">WV-P<text:tab/>: <text:tab/><text:span text:style-name="T1">W</text:span>ord <text:span text:style-name="T1">V</text:span>ector, <text:span text:style-name="T1">P</text:span>retrained Glove</text:p>
      <text:p text:style-name="P55">WV-LC: <text:tab/><text:span text:style-name="T1">W</text:span>ord <text:span text:style-name="T1">V</text:span>ector, <text:span text:style-name="T1">L</text:span>earned on <text:span text:style-name="T1">C</text:span>orpus</text:p>
      <text:p text:style-name="P55"/>
      <text:p text:style-name="P24">Entity Representation Codes</text:p>
      <text:p text:style-name="P24"/>
      <text:p text:style-name="P26">E-V-C-N10: <text:tab/><text:span text:style-name="T2">E</text:span><text:span text:style-name="T7">ntity in </text:span><text:span text:style-name="T2">V</text:span><text:span text:style-name="T7">ector form, </text:span><text:span text:style-name="T2">C</text:span><text:span text:style-name="T7">entroid of </text:span><text:span text:style-name="T2">N</text:span><text:span text:style-name="T7">earby </text:span><text:span text:style-name="T2">10 <text:tab/><text:tab/><text:tab/><text:tab/></text:span><text:span text:style-name="T7">words</text:span></text:p>
      <text:p text:style-name="P28">E-W-N10:<text:tab/><text:tab/><text:span text:style-name="T2">E</text:span><text:span text:style-name="T7">ntity in </text:span><text:span text:style-name="T3">W</text:span><text:span text:style-name="T8">ords, </text:span><text:span text:style-name="T2">N</text:span><text:span text:style-name="T7">earby </text:span><text:span text:style-name="T2">10 </text:span><text:span text:style-name="T7">words</text:span></text:p>
      <text:p text:style-name="P29">E-V-<text:span text:style-name="T27">D2V</text:span>-N10:<text:tab/><text:span text:style-name="T6">E</text:span><text:span text:style-name="T27">ntity in </text:span><text:span text:style-name="T6">V</text:span><text:span text:style-name="T27">ector form, </text:span><text:span text:style-name="T6">D</text:span><text:span text:style-name="T27">oc</text:span><text:span text:style-name="T6">2V</text:span><text:span text:style-name="T27">ec of </text:span><text:span text:style-name="T2">N</text:span><text:span text:style-name="T7">earby </text:span><text:span text:style-name="T2">10 <text:tab/><text:tab/><text:tab/><text:tab/></text:span><text:span text:style-name="T7">words</text:span></text:p>
      <text:p text:style-name="P26"/>
      <text:p text:style-name="P24">Type Representation Codes</text:p>
      <text:p text:style-name="P24"/>
      <text:p text:style-name="P26">T-V-LC: <text:tab/><text:tab/><text:span text:style-name="T2">T</text:span><text:span text:style-name="T7">ype in </text:span><text:span text:style-name="T2">V</text:span><text:span text:style-name="T7">ector form, </text:span><text:span text:style-name="T2">L</text:span><text:span text:style-name="T7">earned on </text:span><text:span text:style-name="T2">C</text:span><text:span text:style-name="T7">orpus</text:span></text:p>
      <text:p text:style-name="P27">T-SW<text:span text:style-name="T9">30</text:span>-TV-LC: <text:span text:style-name="T4">T</text:span><text:span text:style-name="T9">ype in </text:span><text:span text:style-name="T4">S</text:span><text:span text:style-name="T9">imilar </text:span><text:span text:style-name="T5">30 W</text:span><text:span text:style-name="T10">ords to </text:span><text:span text:style-name="T5">T</text:span><text:span text:style-name="T10">ype </text:span><text:span text:style-name="T5">V</text:span><text:span text:style-name="T10">ector, <text:tab/><text:tab/><text:tab/><text:tab/></text:span><text:span text:style-name="T5">L</text:span><text:span text:style-name="T10">earned on </text:span><text:span text:style-name="T5">C</text:span><text:span text:style-name="T10">orpus</text:span></text:p>
      <text:p text:style-name="P26"/>
      <text:p text:style-name="P25">Ranking Entity Against Role Metrics</text:p>
      <text:p text:style-name="P44"/>
      <text:p text:style-name="P58">COS:<text:tab/><text:span text:style-name="T1">COS</text:span>ine distance</text:p>
      <text:p text:style-name="P65"><text:span text:style-name="T29">GA: <text:tab/></text:span><text:span text:style-name="T30">G</text:span><text:span text:style-name="T29">roup </text:span><text:span text:style-name="T30">A</text:span><text:span text:style-name="T29">verage</text:span></text:p>
      <text:p text:style-name="P37"><text:soft-page-break/><text:span text:style-name="T11">E-V-C-N10</text:span> + T-V-LC – <text:span text:style-name="T32">Sentence Level</text:span></text:p>
      <text:p text:style-name="P37"/>
      <text:p text:style-name="P87">K = 5</text:p>
      <text:p text:style-name="P86">LOC_Event 73.00240929705215 %</text:p>
      <text:p text:style-name="Preformatted_20_Text">LOC_Accused 52.244897959183675 %</text:p>
      <text:p text:style-name="Preformatted_20_Text">LOC_Victim 29.44444444444445 %</text:p>
      <text:p text:style-name="Preformatted_20_Text">LOC_Others 65.38755821689952 %</text:p>
      <text:p text:style-name="Preformatted_20_Text">ORG_Accused 67.51375137513749 %</text:p>
      <text:p text:style-name="Preformatted_20_Text">ORG_Victim 57.1551724137931 %</text:p>
      <text:p text:style-name="Preformatted_20_Text">ORG_Others 85.15086206896548 %</text:p>
      <text:p text:style-name="Preformatted_20_Text">PER_Victim 52.441756272401435 %</text:p>
      <text:p text:style-name="Preformatted_20_Text">PER_Others 88.78721859114016 %</text:p>
      <text:p text:style-name="Preformatted_20_Text">PER_Accused 76.48592085235924 %</text:p>
      <text:p text:style-name="P93">Mean Average Precision 64.76139914913767 %</text:p>
      <text:p text:style-name="P93">MAP not including others 63.14065136165451 %</text:p>
      <text:p text:style-name="P30">K = 4</text:p>
      <text:p text:style-name="P30"/>
      <text:p text:style-name="P87">LOC_Event 72.71825396825398 %</text:p>
      <text:p text:style-name="Preformatted_20_Text">LOC_Accused 50.51020408163267 %</text:p>
      <text:p text:style-name="Preformatted_20_Text">LOC_Victim 25.0 %</text:p>
      <text:p text:style-name="Preformatted_20_Text">LOC_Others 65.31936127744507 %</text:p>
      <text:p text:style-name="Preformatted_20_Text">ORG_Accused 67.16171617161714 %</text:p>
      <text:p text:style-name="Preformatted_20_Text">ORG_Victim 56.03448275862069 %</text:p>
      <text:p text:style-name="Preformatted_20_Text">ORG_Others 85.36079182630904 %</text:p>
      <text:p text:style-name="Preformatted_20_Text">PER_Victim 52.060931899641595 %</text:p>
      <text:p text:style-name="Preformatted_20_Text">PER_Others 88.92519970951344 %</text:p>
      <text:p text:style-name="Preformatted_20_Text">PER_Accused 76.48401826484017 %</text:p>
      <text:p text:style-name="P93">Mean Average Precision 63.95749599578738 %</text:p>
      <text:p text:style-name="P96"><text:span text:style-name="T49">MAP not including others </text:span>62.49493452410103 %</text:p>
      <text:p text:style-name="P97">K = 3</text:p>
      <text:p text:style-name="P127">LOC_Event 71.93877551020407 %</text:p>
      <text:p text:style-name="Preformatted_20_Text">LOC_Accused 48.63945578231292 %</text:p>
      <text:p text:style-name="Preformatted_20_Text">LOC_Victim 25.925925925925927 %</text:p>
      <text:p text:style-name="Preformatted_20_Text">LOC_Others 65.06986027944107 %</text:p>
      <text:p text:style-name="Preformatted_20_Text">ORG_Accused 66.00660066006601 %</text:p>
      <text:p text:style-name="Preformatted_20_Text">ORG_Victim 56.89655172413793 %</text:p>
      <text:p text:style-name="Preformatted_20_Text">ORG_Others 86.0632183908046 %</text:p>
      <text:p text:style-name="Preformatted_20_Text">PER_Victim 48.38709677419356 %</text:p>
      <text:p text:style-name="Preformatted_20_Text">PER_Others 88.9978213507625 %</text:p>
      <text:p text:style-name="Preformatted_20_Text">PER_Accused 76.36986301369865 %</text:p>
      <text:p text:style-name="P93">Mean Average Precision 63.42951694115472 %</text:p>
      <text:p text:style-name="P96"><text:span text:style-name="T49">MAP not including others</text:span> 61.37305724410219 %</text:p>
      <text:p text:style-name="P97">K=2</text:p>
      <text:p text:style-name="P127">LOC_Event 68.87755102040816 %</text:p>
      <text:p text:style-name="Preformatted_20_Text">LOC_Accused 45.91836734693877 %</text:p>
      <text:p text:style-name="Preformatted_20_Text">LOC_Victim 22.22222222222222 %</text:p>
      <text:p text:style-name="Preformatted_20_Text">LOC_Others 64.07185628742515 %</text:p>
      <text:p text:style-name="Preformatted_20_Text">ORG_Accused 62.37623762376238 %</text:p>
      <text:p text:style-name="Preformatted_20_Text">ORG_Victim 56.89655172413793 %</text:p>
      <text:p text:style-name="Preformatted_20_Text">ORG_Others 84.77011494252874 %</text:p>
      <text:p text:style-name="Preformatted_20_Text">PER_Victim 43.54838709677419 %</text:p>
      <text:p text:style-name="Preformatted_20_Text">PER_Others 88.88888888888889 %</text:p>
      <text:p text:style-name="Preformatted_20_Text">PER_Accused 73.28767123287672 %</text:p>
      <text:p text:style-name="P93"><text:soft-page-break/>Mean Average Precision 61.08578483859632 %</text:p>
      <text:p text:style-name="P96"><text:span text:style-name="T49">MAP not including others</text:span> 58.4841276741497 %</text:p>
      <text:p text:style-name="P97"/>
      <text:p text:style-name="P97">K=1</text:p>
      <text:p text:style-name="P98"/>
      <text:p text:style-name="P128">LOC_Event 60.204081632653065 %</text:p>
      <text:p text:style-name="Preformatted_20_Text">LOC_Accused 38.775510204081634 %</text:p>
      <text:p text:style-name="Preformatted_20_Text">LOC_Victim 22.22222222222222 %</text:p>
      <text:p text:style-name="Preformatted_20_Text">LOC_Others 55.08982035928144 %</text:p>
      <text:p text:style-name="Preformatted_20_Text">ORG_Accused 53.46534653465346 %</text:p>
      <text:p text:style-name="Preformatted_20_Text">ORG_Victim 48.275862068965516 %</text:p>
      <text:p text:style-name="Preformatted_20_Text">ORG_Others 77.01149425287356 %</text:p>
      <text:p text:style-name="Preformatted_20_Text">PER_Victim 32.25806451612903 %</text:p>
      <text:p text:style-name="Preformatted_20_Text">PER_Others 85.62091503267973 %</text:p>
      <text:p text:style-name="Preformatted_20_Text">PER_Accused 63.013698630136986 %</text:p>
      <text:p text:style-name="P93">Mean Average Precision 53.593701545367665 %</text:p>
      <text:p text:style-name="P96"><text:span text:style-name="T49">MAP not including others</text:span> 49.33209393110328 %</text:p>
      <text:p text:style-name="P38"><text:span text:style-name="T11">E-V-C-N10</text:span> + T-V-LC – <text:span text:style-name="T32">Doc Level</text:span></text:p>
      <text:p text:style-name="P38"/>
      <text:p text:style-name="P87">K = <text:span text:style-name="T33">1</text:span></text:p>
      <text:p text:style-name="P87"/>
      <text:p text:style-name="P87">LOC_Event 57.142857142857146 %</text:p>
      <text:p text:style-name="Preformatted_20_Text">LOC_Accused 34.69387755102041 %</text:p>
      <text:p text:style-name="Preformatted_20_Text">LOC_Victim 11.11111111111111 %</text:p>
      <text:p text:style-name="Preformatted_20_Text">LOC_Others 55.68862275449102 %</text:p>
      <text:p text:style-name="Preformatted_20_Text">ORG_Accused 50.495049504950494 %</text:p>
      <text:p text:style-name="Preformatted_20_Text">ORG_Victim 41.37931034482759 %</text:p>
      <text:p text:style-name="Preformatted_20_Text">ORG_Others 82.183908045977 %</text:p>
      <text:p text:style-name="Preformatted_20_Text">PER_Victim 29.032258064516128 %</text:p>
      <text:p text:style-name="Preformatted_20_Text">PER_Others 84.9673202614379 %</text:p>
      <text:p text:style-name="Preformatted_20_Text">PER_Accused 65.75342465753425 %</text:p>
      <text:p text:style-name="P93">Mean Average Precision 51.2447739438723 %</text:p>
      <text:p text:style-name="P96"><text:span text:style-name="T49">MAP not including others</text:span> 47.766570710849976 %</text:p>
      <text:p text:style-name="P88">K= 2</text:p>
      <text:p text:style-name="P88"/>
      <text:p text:style-name="P88">LOC_Event 65.05102040816327 %</text:p>
      <text:p text:style-name="Preformatted_20_Text">LOC_Accused 41.83673469387755 %</text:p>
      <text:p text:style-name="Preformatted_20_Text">LOC_Victim 16.666666666666668 %</text:p>
      <text:p text:style-name="Preformatted_20_Text">LOC_Others 64.37125748502994 %</text:p>
      <text:p text:style-name="Preformatted_20_Text">ORG_Accused 58.91089108910891 %</text:p>
      <text:p text:style-name="Preformatted_20_Text">ORG_Victim 51.724137931034484 %</text:p>
      <text:p text:style-name="Preformatted_20_Text">ORG_Others 87.06896551724138 %</text:p>
      <text:p text:style-name="Preformatted_20_Text">PER_Victim 40.32258064516129 %</text:p>
      <text:p text:style-name="Preformatted_20_Text">PER_Others 88.56209150326798 %</text:p>
      <text:p text:style-name="Preformatted_20_Text">PER_Accused 75.34246575342466 %</text:p>
      <text:p text:style-name="P93">Mean Average Precision 58.98568116929762 %</text:p>
      <text:p text:style-name="P96"><text:span text:style-name="T49">MAP not including others</text:span> 56.206525670077845 %</text:p>
      <text:p text:style-name="P88">K=3</text:p>
      <text:p text:style-name="P88"/>
      <text:p text:style-name="P88"><text:soft-page-break/>LOC_Event 69.94047619047615 %</text:p>
      <text:p text:style-name="Preformatted_20_Text">LOC_Accused 44.387755102040806 %</text:p>
      <text:p text:style-name="Preformatted_20_Text">LOC_Victim 21.296296296296294 %</text:p>
      <text:p text:style-name="Preformatted_20_Text">LOC_Others 66.06786427145705 %</text:p>
      <text:p text:style-name="Preformatted_20_Text">ORG_Accused 61.551155115511584 %</text:p>
      <text:p text:style-name="Preformatted_20_Text">ORG_Victim 53.16091954022988 %</text:p>
      <text:p text:style-name="Preformatted_20_Text">ORG_Others 88.2183908045977 %</text:p>
      <text:p text:style-name="Preformatted_20_Text">PER_Victim 46.23655913978495 %</text:p>
      <text:p text:style-name="Preformatted_20_Text">PER_Others 88.50762527233115 %</text:p>
      <text:p text:style-name="Preformatted_20_Text">PER_Accused 77.85388127853884 %</text:p>
      <text:p text:style-name="P93">Mean Average Precision 61.72209230112644 %</text:p>
      <text:p text:style-name="P96"><text:span text:style-name="T49">MAP not including others</text:span> 59.72286422963838 %</text:p>
      <text:p text:style-name="P88">K=4</text:p>
      <text:p text:style-name="P88">LOC_Event 71.72619047619047 %</text:p>
      <text:p text:style-name="Preformatted_20_Text">LOC_Accused 45.69160997732427 %</text:p>
      <text:p text:style-name="Preformatted_20_Text">LOC_Victim 21.296296296296294 %</text:p>
      <text:p text:style-name="Preformatted_20_Text">LOC_Others 67.44843646041251 %</text:p>
      <text:p text:style-name="Preformatted_20_Text">ORG_Accused 63.17381738173817 %</text:p>
      <text:p text:style-name="Preformatted_20_Text">ORG_Victim 55.172413793103445 %</text:p>
      <text:p text:style-name="Preformatted_20_Text">ORG_Others 87.42017879948915 %</text:p>
      <text:p text:style-name="Preformatted_20_Text">PER_Victim 48.29749103942653 %</text:p>
      <text:p text:style-name="Preformatted_20_Text">PER_Others 88.97966594045026 %</text:p>
      <text:p text:style-name="Preformatted_20_Text">PER_Accused 77.54946727549466 %</text:p>
      <text:p text:style-name="P93">Mean Average Precision 62.67555674399257 %</text:p>
      <text:p text:style-name="P96"><text:span text:style-name="T49">MAP not including others</text:span> 60.93783513792693 %</text:p>
      <text:p text:style-name="P93"/>
      <text:p text:style-name="P88">K=5</text:p>
      <text:p text:style-name="P88"/>
      <text:p text:style-name="P88">LOC_Event 72.61479591836734 %</text:p>
      <text:p text:style-name="Preformatted_20_Text">LOC_Accused 45.79081632653061 %</text:p>
      <text:p text:style-name="Preformatted_20_Text">LOC_Victim 25.80246913580247 %</text:p>
      <text:p text:style-name="Preformatted_20_Text">LOC_Others 67.72371922821026 %</text:p>
      <text:p text:style-name="Preformatted_20_Text">ORG_Accused 64.04290429042904 %</text:p>
      <text:p text:style-name="Preformatted_20_Text">ORG_Victim 54.39655172413792 %</text:p>
      <text:p text:style-name="Preformatted_20_Text">ORG_Others 86.79837164750954 %</text:p>
      <text:p text:style-name="Preformatted_20_Text">PER_Victim 49.108422939068106 %</text:p>
      <text:p text:style-name="Preformatted_20_Text">PER_Others 88.99146695715325 %</text:p>
      <text:p text:style-name="Preformatted_20_Text">PER_Accused 77.15182648401829 %</text:p>
      <text:p text:style-name="P93">Mean Average Precision 63.242134465122696 %</text:p>
      <text:p text:style-name="P96"><text:span text:style-name="T49">MAP not including others </text:span>61.36186205839241 %</text:p>
      <text:p text:style-name="P93"/>
      <text:p text:style-name="P39"><text:span text:style-name="T11">E-</text:span><text:span text:style-name="T13">V</text:span><text:span text:style-name="T11">-</text:span><text:span text:style-name="T12">D2V-</text:span><text:span text:style-name="T11">N10</text:span> + T-V-LC – <text:span text:style-name="T34">Document Level</text:span></text:p>
      <text:p text:style-name="P39"/>
      <text:p text:style-name="P31">K=5</text:p>
      <text:p text:style-name="P31"/>
      <text:p text:style-name="P89">LOC_Event 68.30711451247166 %</text:p>
      <text:p text:style-name="Preformatted_20_Text">LOC_Accused 37.633219954648524 %</text:p>
      <text:p text:style-name="Preformatted_20_Text">LOC_Victim 29.72222222222222 %</text:p>
      <text:p text:style-name="Preformatted_20_Text">LOC_Others 65.22288755821687 %</text:p>
      <text:p text:style-name="Preformatted_20_Text">ORG_Accused 57.284103410341054 %</text:p>
      <text:p text:style-name="Preformatted_20_Text"><text:soft-page-break/>ORG_Victim 48.251915708812255 %</text:p>
      <text:p text:style-name="Preformatted_20_Text">ORG_Others 86.7073754789272 %</text:p>
      <text:p text:style-name="Preformatted_20_Text">PER_Victim 65.27329749103943 %</text:p>
      <text:p text:style-name="Preformatted_20_Text">PER_Others 81.64397240377632 %</text:p>
      <text:p text:style-name="Preformatted_20_Text">PER_Accused 76.71042617960428 %</text:p>
      <text:p text:style-name="P93">Mean Average Precision 61.675653492005985 %</text:p>
      <text:p text:style-name="P93">MAP not including others 58.91001287615287 %</text:p>
      <text:p text:style-name="P31">K=4</text:p>
      <text:p text:style-name="P89">LOC_Event 67.7862811791383 %</text:p>
      <text:p text:style-name="Preformatted_20_Text">LOC_Accused 38.038548752834465 %</text:p>
      <text:p text:style-name="Preformatted_20_Text">LOC_Victim 22.22222222222222 %</text:p>
      <text:p text:style-name="Preformatted_20_Text">LOC_Others 64.98669328010642 %</text:p>
      <text:p text:style-name="Preformatted_20_Text">ORG_Accused 57.09570957095712 %</text:p>
      <text:p text:style-name="Preformatted_20_Text">ORG_Victim 46.45593869731801 %</text:p>
      <text:p text:style-name="Preformatted_20_Text">ORG_Others 87.26053639846742 %</text:p>
      <text:p text:style-name="Preformatted_20_Text">PER_Victim 65.14336917562724 %</text:p>
      <text:p text:style-name="Preformatted_20_Text">PER_Others 81.11837327523601 %</text:p>
      <text:p text:style-name="Preformatted_20_Text">PER_Accused 77.20700152207 %</text:p>
      <text:p text:style-name="P93">Mean Average Precision 60.731467407397716 %</text:p>
      <text:p text:style-name="P89">MAP not including others 58.62114148299086 %</text:p>
      <text:p text:style-name="P31"/>
      <text:p text:style-name="P31">K=3</text:p>
      <text:p text:style-name="P89">LOC_Event 67.89965986394553 %</text:p>
      <text:p text:style-name="Preformatted_20_Text">LOC_Accused 34.863945578231295 %</text:p>
      <text:p text:style-name="Preformatted_20_Text">LOC_Victim 18.51851851851852 %</text:p>
      <text:p text:style-name="Preformatted_20_Text">LOC_Others 65.01996007984027 %</text:p>
      <text:p text:style-name="Preformatted_20_Text">ORG_Accused 55.52805280528056 %</text:p>
      <text:p text:style-name="Preformatted_20_Text">ORG_Victim 42.52873563218391 %</text:p>
      <text:p text:style-name="Preformatted_20_Text">ORG_Others 87.64367816091959 %</text:p>
      <text:p text:style-name="Preformatted_20_Text">PER_Victim 65.05376344086022 %</text:p>
      <text:p text:style-name="Preformatted_20_Text">PER_Others 80.06535947712415 %</text:p>
      <text:p text:style-name="Preformatted_20_Text">PER_Accused 77.51141552511415 %</text:p>
      <text:p text:style-name="P93">Mean Average Precision 59.46330890820182 %</text:p>
      <text:p text:style-name="P93">MAP not including others 57.230928807602616 %</text:p>
      <text:p text:style-name="P31">K=2</text:p>
      <text:p text:style-name="P89">LOC_Event 66.07142857142857 %</text:p>
      <text:p text:style-name="Preformatted_20_Text">LOC_Accused 27.551020408163264 %</text:p>
      <text:p text:style-name="Preformatted_20_Text">LOC_Victim 11.11111111111111 %</text:p>
      <text:p text:style-name="Preformatted_20_Text">LOC_Others 61.67664670658683 %</text:p>
      <text:p text:style-name="Preformatted_20_Text">ORG_Accused 51.48514851485149 %</text:p>
      <text:p text:style-name="Preformatted_20_Text">ORG_Victim 41.37931034482759 %</text:p>
      <text:p text:style-name="Preformatted_20_Text">ORG_Others 87.35632183908046 %</text:p>
      <text:p text:style-name="Preformatted_20_Text">PER_Victim 64.51612903225806 %</text:p>
      <text:p text:style-name="Preformatted_20_Text">PER_Others 78.75816993464052 %</text:p>
      <text:p text:style-name="Preformatted_20_Text">PER_Accused 76.71232876712328 %</text:p>
      <text:p text:style-name="P93">Mean Average Precision 56.66176152300712 %</text:p>
      <text:p text:style-name="P93">MAP not including others 54.619227606442045 %</text:p>
      <text:p text:style-name="P31">K=1</text:p>
      <text:p text:style-name="P89">LOC_Event 55.61224489795919 %</text:p>
      <text:p text:style-name="Preformatted_20_Text">LOC_Accused 20.408163265306122 %</text:p>
      <text:p text:style-name="Preformatted_20_Text">LOC_Victim 11.11111111111111 %</text:p>
      <text:p text:style-name="Preformatted_20_Text">LOC_Others 50.29940119760479 %</text:p>
      <text:p text:style-name="Preformatted_20_Text"><text:soft-page-break/>ORG_Accused 42.57425742574257 %</text:p>
      <text:p text:style-name="Preformatted_20_Text">ORG_Victim 31.03448275862069 %</text:p>
      <text:p text:style-name="Preformatted_20_Text">ORG_Others 81.03448275862068 %</text:p>
      <text:p text:style-name="Preformatted_20_Text">PER_Victim 48.38709677419355 %</text:p>
      <text:p text:style-name="Preformatted_20_Text">PER_Others 72.54901960784314 %</text:p>
      <text:p text:style-name="Preformatted_20_Text">PER_Accused 68.4931506849315 %</text:p>
      <text:p text:style-name="P93">Mean Average Precision 48.15034104819334 %</text:p>
      <text:p text:style-name="P93">MAP not including others 44.41823263445894 %</text:p>
      <text:p text:style-name="P43"><text:span text:style-name="T41">E-</text:span><text:span text:style-name="T42">V</text:span><text:span text:style-name="T41">-</text:span><text:span text:style-name="T43">D2V-</text:span><text:span text:style-name="T41">N10</text:span><text:span text:style-name="T44"> + T-V-LC – </text:span><text:span text:style-name="T45">Sentence Level</text:span></text:p>
      <text:p text:style-name="P98"/>
      <text:p text:style-name="P102">K=1</text:p>
      <text:p text:style-name="P89">LOC_Event 51.53061224489796 %</text:p>
      <text:p text:style-name="Preformatted_20_Text">LOC_Accused 32.6530612244898 %</text:p>
      <text:p text:style-name="Preformatted_20_Text">LOC_Victim 22.22222222222222 %</text:p>
      <text:p text:style-name="Preformatted_20_Text">LOC_Others 48.50299401197605 %</text:p>
      <text:p text:style-name="Preformatted_20_Text">ORG_Accused 39.603960396039604 %</text:p>
      <text:p text:style-name="Preformatted_20_Text">ORG_Victim 34.48275862068966 %</text:p>
      <text:p text:style-name="Preformatted_20_Text">ORG_Others 81.60919540229885 %</text:p>
      <text:p text:style-name="Preformatted_20_Text">PER_Victim 35.483870967741936 %</text:p>
      <text:p text:style-name="Preformatted_20_Text">PER_Others 81.04575163398692 %</text:p>
      <text:p text:style-name="Preformatted_20_Text">PER_Accused 56.16438356164384 %</text:p>
      <text:p text:style-name="P93">Mean Average Precision 48.329881028598685 %</text:p>
      <text:p text:style-name="P93">MAP not including others 41.653107835917126 %</text:p>
      <text:p text:style-name="P102">K=2</text:p>
      <text:p text:style-name="P89">LOC_Event 59.94897959183673 %</text:p>
      <text:p text:style-name="Preformatted_20_Text">LOC_Accused 42.857142857142854 %</text:p>
      <text:p text:style-name="Preformatted_20_Text">LOC_Victim 33.333333333333336 %</text:p>
      <text:p text:style-name="Preformatted_20_Text">LOC_Others 60.17964071856287 %</text:p>
      <text:p text:style-name="Preformatted_20_Text">ORG_Accused 50.495049504950494 %</text:p>
      <text:p text:style-name="Preformatted_20_Text">ORG_Victim 46.55172413793103 %</text:p>
      <text:p text:style-name="Preformatted_20_Text">ORG_Others 85.91954022988506 %</text:p>
      <text:p text:style-name="Preformatted_20_Text">PER_Victim 50.0 %</text:p>
      <text:p text:style-name="Preformatted_20_Text">PER_Others 86.9281045751634 %</text:p>
      <text:p text:style-name="Preformatted_20_Text">PER_Accused 65.75342465753425 %</text:p>
      <text:p text:style-name="P93">Mean Average Precision 58.196693960634 %</text:p>
      <text:p text:style-name="P93">MAP not including others 52.60105345823256 %</text:p>
      <text:p text:style-name="P102">K=3</text:p>
      <text:p text:style-name="P102"/>
      <text:p text:style-name="P89">LOC_Event 61.437074829931944 %</text:p>
      <text:p text:style-name="Preformatted_20_Text">LOC_Accused 49.65986394557822 %</text:p>
      <text:p text:style-name="Preformatted_20_Text">LOC_Victim 37.03703703703704 %</text:p>
      <text:p text:style-name="Preformatted_20_Text">LOC_Others 63.87225548902192 %</text:p>
      <text:p text:style-name="Preformatted_20_Text">ORG_Accused 54.785478547854794 %</text:p>
      <text:p text:style-name="Preformatted_20_Text">ORG_Victim 50.86206896551723 %</text:p>
      <text:p text:style-name="Preformatted_20_Text">ORG_Others 86.87739463601534 %</text:p>
      <text:p text:style-name="Preformatted_20_Text">PER_Victim 49.462365591397855 %</text:p>
      <text:p text:style-name="Preformatted_20_Text">PER_Others 87.7995642701525 %</text:p>
      <text:p text:style-name="Preformatted_20_Text">PER_Accused 70.20547945205482 %</text:p>
      <text:p text:style-name="P93">Mean Average Precision 61.19985827645617 %</text:p>
      <text:p text:style-name="P93">MAP not including others 56.06872188872247 %</text:p>
      <text:p text:style-name="P102">K=4</text:p>
      <text:p text:style-name="P89"><text:soft-page-break/>LOC_Event 62.55668934240362 %</text:p>
      <text:p text:style-name="Preformatted_20_Text">LOC_Accused 51.64399092970521 %</text:p>
      <text:p text:style-name="Preformatted_20_Text">LOC_Victim 40.74074074074073 %</text:p>
      <text:p text:style-name="Preformatted_20_Text">LOC_Others 64.77045908183631 %</text:p>
      <text:p text:style-name="Preformatted_20_Text">ORG_Accused 56.10561056105611 %</text:p>
      <text:p text:style-name="Preformatted_20_Text">ORG_Victim 52.29885057471264 %</text:p>
      <text:p text:style-name="Preformatted_20_Text">ORG_Others 86.59003831417625 %</text:p>
      <text:p text:style-name="Preformatted_20_Text">PER_Victim 53.31541218637993 %</text:p>
      <text:p text:style-name="Preformatted_20_Text">PER_Others 87.36383442265793 %</text:p>
      <text:p text:style-name="Preformatted_20_Text">PER_Accused 71.46118721461188 %</text:p>
      <text:p text:style-name="P93">Mean Average Precision 62.684681336828056 %</text:p>
      <text:p text:style-name="P93">MAP not including others 57.89695680147823 %</text:p>
      <text:p text:style-name="P102">K=5</text:p>
      <text:p text:style-name="P89">LOC_Event 63.088860544217674 %</text:p>
      <text:p text:style-name="Preformatted_20_Text">LOC_Accused 51.320861678004526 %</text:p>
      <text:p text:style-name="Preformatted_20_Text">LOC_Victim 43.79629629629629 %</text:p>
      <text:p text:style-name="Preformatted_20_Text">LOC_Others 63.98868928809048 %</text:p>
      <text:p text:style-name="Preformatted_20_Text">ORG_Accused 57.259350935093536 %</text:p>
      <text:p text:style-name="Preformatted_20_Text">ORG_Victim 52.96934865900382 %</text:p>
      <text:p text:style-name="Preformatted_20_Text">ORG_Others 85.9985632183908 %</text:p>
      <text:p text:style-name="Preformatted_20_Text">PER_Victim 54.46684587813619 %</text:p>
      <text:p text:style-name="Preformatted_20_Text">PER_Others 86.44698620188818 %</text:p>
      <text:p text:style-name="Preformatted_20_Text">PER_Accused 72.25266362252664 %</text:p>
      <text:p text:style-name="P93">Mean Average Precision 63.15884663216481 %</text:p>
      <text:p text:style-name="P93">MAP not including others 58.559655219497074 %</text:p>
      <text:p text:style-name="P93"/>
      <text:p text:style-name="P40">E-W-N10 + <text:span text:style-name="T18">TV-LC</text:span> + GA – <text:span text:style-name="T35">Sentence Level</text:span></text:p>
      <text:p text:style-name="P40"/>
      <text:p text:style-name="P32">K=1</text:p>
      <text:p text:style-name="P90">LOC_Event 51.53061224489796 %</text:p>
      <text:p text:style-name="Preformatted_20_Text">LOC_Accused 32.6530612244898 %</text:p>
      <text:p text:style-name="Preformatted_20_Text">LOC_Victim 22.22222222222222 %</text:p>
      <text:p text:style-name="Preformatted_20_Text">LOC_Others 54.49101796407186 %</text:p>
      <text:p text:style-name="Preformatted_20_Text">ORG_Accused 48.51485148514851 %</text:p>
      <text:p text:style-name="Preformatted_20_Text">ORG_Victim 31.03448275862069 %</text:p>
      <text:p text:style-name="Preformatted_20_Text">ORG_Others 77.58620689655173 %</text:p>
      <text:p text:style-name="Preformatted_20_Text">PER_Victim 48.38709677419355 %</text:p>
      <text:p text:style-name="Preformatted_20_Text">PER_Others 75.81699346405229 %</text:p>
      <text:p text:style-name="Preformatted_20_Text">PER_Accused 67.12328767123287 %</text:p>
      <text:p text:style-name="P93">Mean Average Precision 50.93598327054815 %</text:p>
      <text:p text:style-name="P93">MAP not including others 46.54056535976389 %</text:p>
      <text:p text:style-name="P32">K=2</text:p>
      <text:p text:style-name="P90">LOC_Event 60.204081632653065 %</text:p>
      <text:p text:style-name="Preformatted_20_Text">LOC_Accused 38.775510204081634 %</text:p>
      <text:p text:style-name="Preformatted_20_Text">LOC_Victim 27.77777777777778 %</text:p>
      <text:p text:style-name="Preformatted_20_Text">LOC_Others 61.67664670658683 %</text:p>
      <text:p text:style-name="Preformatted_20_Text">ORG_Accused 55.445544554455445 %</text:p>
      <text:p text:style-name="Preformatted_20_Text">ORG_Victim 39.6551724137931 %</text:p>
      <text:p text:style-name="Preformatted_20_Text">ORG_Others 83.33333333333333 %</text:p>
      <text:p text:style-name="Preformatted_20_Text">PER_Victim 50.0 %</text:p>
      <text:p text:style-name="Preformatted_20_Text">PER_Others 81.04575163398692 %</text:p>
      <text:p text:style-name="Preformatted_20_Text">PER_Accused 75.34246575342466 %</text:p>
      <text:p text:style-name="P93"><text:soft-page-break/>Mean Average Precision 57.32562840100927 %</text:p>
      <text:p text:style-name="P93">MAP not including others 53.237129093067985 %</text:p>
      <text:p text:style-name="P32">K=3</text:p>
      <text:p text:style-name="P90">LOC_Event 63.47789115646255 %</text:p>
      <text:p text:style-name="Preformatted_20_Text">LOC_Accused 42.17687074829933 %</text:p>
      <text:p text:style-name="Preformatted_20_Text">LOC_Victim 35.18518518518518 %</text:p>
      <text:p text:style-name="Preformatted_20_Text">LOC_Others 63.52295409181634 %</text:p>
      <text:p text:style-name="Preformatted_20_Text">ORG_Accused 59.73597359735977 %</text:p>
      <text:p text:style-name="Preformatted_20_Text">ORG_Victim 44.54022988505747 %</text:p>
      <text:p text:style-name="Preformatted_20_Text">ORG_Others 84.57854406130268 %</text:p>
      <text:p text:style-name="Preformatted_20_Text">PER_Victim 49.462365591397855 %</text:p>
      <text:p text:style-name="Preformatted_20_Text">PER_Others 82.51633986928101 %</text:p>
      <text:p text:style-name="Preformatted_20_Text">PER_Accused 77.73972602739727 %</text:p>
      <text:p text:style-name="P93">Mean Average Precision 60.29360802135594 %</text:p>
      <text:p text:style-name="P93">MAP not including others 56.188842834329044 %</text:p>
      <text:p text:style-name="P32">K=4</text:p>
      <text:p text:style-name="P90">LOC_Event 64.34240362811789 %</text:p>
      <text:p text:style-name="Preformatted_20_Text">LOC_Accused 43.594104308390015 %</text:p>
      <text:p text:style-name="Preformatted_20_Text">LOC_Victim 38.888888888888886 %</text:p>
      <text:p text:style-name="Preformatted_20_Text">LOC_Others 64.80372588157019 %</text:p>
      <text:p text:style-name="Preformatted_20_Text">ORG_Accused 60.67106710671069 %</text:p>
      <text:p text:style-name="Preformatted_20_Text">ORG_Victim 47.41379310344828 %</text:p>
      <text:p text:style-name="Preformatted_20_Text">ORG_Others 84.53065134099616 %</text:p>
      <text:p text:style-name="Preformatted_20_Text">PER_Victim 52.15053763440861 %</text:p>
      <text:p text:style-name="Preformatted_20_Text">PER_Others 82.42556281771965 %</text:p>
      <text:p text:style-name="Preformatted_20_Text">PER_Accused 77.58751902587518 %</text:p>
      <text:p text:style-name="P93">Mean Average Precision 61.64082537361255 %</text:p>
      <text:p text:style-name="P93">MAP not including others 57.62657080115844 %</text:p>
      <text:p text:style-name="P32">K=5</text:p>
      <text:p text:style-name="P90">LOC_Event 65.41737528344672 %</text:p>
      <text:p text:style-name="Preformatted_20_Text">LOC_Accused 45.45068027210884 %</text:p>
      <text:p text:style-name="Preformatted_20_Text">LOC_Victim 43.33333333333334 %</text:p>
      <text:p text:style-name="Preformatted_20_Text">LOC_Others 64.93845642049236 %</text:p>
      <text:p text:style-name="Preformatted_20_Text">ORG_Accused 61.91144114411444 %</text:p>
      <text:p text:style-name="Preformatted_20_Text">ORG_Victim 48.314176245210724 %</text:p>
      <text:p text:style-name="Preformatted_20_Text">ORG_Others 84.73020434227328 %</text:p>
      <text:p text:style-name="Preformatted_20_Text">PER_Victim 53.82168458781363 %</text:p>
      <text:p text:style-name="Preformatted_20_Text">PER_Others 82.74691358024688 %</text:p>
      <text:p text:style-name="Preformatted_20_Text">PER_Accused 77.30213089802132 %</text:p>
      <text:p text:style-name="P93">Mean Average Precision 62.79663961070615 %</text:p>
      <text:p text:style-name="P93">MAP not including others 58.70291473845259 %</text:p>
      <text:p text:style-name="P32"/>
      <text:p text:style-name="P41">E-W-N10 + <text:span text:style-name="T18">TV-LC</text:span> + GA – <text:span text:style-name="T35">Doc Level</text:span></text:p>
      <text:p text:style-name="P41"/>
      <text:p text:style-name="P32">K=5</text:p>
      <text:p text:style-name="P32"/>
      <text:p text:style-name="P90">LOC_Event 63.224206349206334 %</text:p>
      <text:p text:style-name="Preformatted_20_Text">LOC_Accused 43.72732426303853 %</text:p>
      <text:p text:style-name="Preformatted_20_Text">LOC_Victim 48.148148148148145 %</text:p>
      <text:p text:style-name="Preformatted_20_Text">LOC_Others 65.56719893546239 %</text:p>
      <text:p text:style-name="Preformatted_20_Text"><text:soft-page-break/>ORG_Accused 61.28437843784383 %</text:p>
      <text:p text:style-name="Preformatted_20_Text">ORG_Victim 49.894636015325666 %</text:p>
      <text:p text:style-name="Preformatted_20_Text">ORG_Others 86.41602809706255 %</text:p>
      <text:p text:style-name="Preformatted_20_Text">PER_Victim 52.37903225806452 %</text:p>
      <text:p text:style-name="Preformatted_20_Text">PER_Others 81.87363834422655 %</text:p>
      <text:p text:style-name="Preformatted_20_Text">PER_Accused 79.37785388127855 %</text:p>
      <text:p text:style-name="P93">Mean Average Precision 63.1892444729657 %</text:p>
      <text:p text:style-name="P93">MAP not including others 57.957822163041726 %</text:p>
      <text:p text:style-name="P32">K=4</text:p>
      <text:p text:style-name="P90">LOC_Event 62.45748299319727 %</text:p>
      <text:p text:style-name="Preformatted_20_Text">LOC_Accused 42.517006802721085 %</text:p>
      <text:p text:style-name="Preformatted_20_Text">LOC_Victim 48.148148148148145 %</text:p>
      <text:p text:style-name="Preformatted_20_Text">LOC_Others 66.11776447105788 %</text:p>
      <text:p text:style-name="Preformatted_20_Text">ORG_Accused 59.708470847084726 %</text:p>
      <text:p text:style-name="Preformatted_20_Text">ORG_Victim 49.13793103448276 %</text:p>
      <text:p text:style-name="Preformatted_20_Text">ORG_Others 86.38250319284802 %</text:p>
      <text:p text:style-name="Preformatted_20_Text">PER_Victim 50.179211469534046 %</text:p>
      <text:p text:style-name="Preformatted_20_Text">PER_Others 81.80827886710237 %</text:p>
      <text:p text:style-name="Preformatted_20_Text">PER_Accused 79.14764079147639 %</text:p>
      <text:p text:style-name="P93">Mean Average Precision 62.56044386176527 %</text:p>
      <text:p text:style-name="P93">MAP not including others 56.666429205589196 %</text:p>
      <text:p text:style-name="P93"/>
      <text:p text:style-name="P32">K=3</text:p>
      <text:p text:style-name="P90">LOC_Event 61.352040816326515 %</text:p>
      <text:p text:style-name="Preformatted_20_Text">LOC_Accused 40.98639455782313 %</text:p>
      <text:p text:style-name="Preformatted_20_Text">LOC_Victim 47.22222222222222 %</text:p>
      <text:p text:style-name="Preformatted_20_Text">LOC_Others 64.82035928143708 %</text:p>
      <text:p text:style-name="Preformatted_20_Text">ORG_Accused 57.7557755775578 %</text:p>
      <text:p text:style-name="Preformatted_20_Text">ORG_Victim 45.689655172413794 %</text:p>
      <text:p text:style-name="Preformatted_20_Text">ORG_Others 87.35632183908044 %</text:p>
      <text:p text:style-name="Preformatted_20_Text">PER_Victim 48.11827956989247 %</text:p>
      <text:p text:style-name="Preformatted_20_Text">PER_Others 80.71895424836597 %</text:p>
      <text:p text:style-name="Preformatted_20_Text">PER_Accused 79.10958904109592 %</text:p>
      <text:p text:style-name="P93">Mean Average Precision 61.31295923262153 %</text:p>
      <text:p text:style-name="P93">MAP not including others 54.8841665151499 %</text:p>
      <text:p text:style-name="P93"/>
      <text:p text:style-name="P32">K=2</text:p>
      <text:p text:style-name="P90">LOC_Event 57.6530612244898 %</text:p>
      <text:p text:style-name="Preformatted_20_Text">LOC_Accused 37.755102040816325 %</text:p>
      <text:p text:style-name="Preformatted_20_Text">LOC_Victim 38.888888888888886 %</text:p>
      <text:p text:style-name="Preformatted_20_Text">LOC_Others 62.874251497005986 %</text:p>
      <text:p text:style-name="Preformatted_20_Text">ORG_Accused 51.98019801980198 %</text:p>
      <text:p text:style-name="Preformatted_20_Text">ORG_Victim 39.6551724137931 %</text:p>
      <text:p text:style-name="Preformatted_20_Text">ORG_Others 86.49425287356321 %</text:p>
      <text:p text:style-name="Preformatted_20_Text">PER_Victim 48.38709677419355 %</text:p>
      <text:p text:style-name="Preformatted_20_Text">PER_Others 79.41176470588235 %</text:p>
      <text:p text:style-name="Preformatted_20_Text">PER_Accused 76.71232876712328 %</text:p>
      <text:p text:style-name="P93">Mean Average Precision 57.981211720555834 %</text:p>
      <text:p text:style-name="P93">MAP not including others 51.52954399045066 %</text:p>
      <text:p text:style-name="P95"><text:soft-page-break/></text:p>
      <text:p text:style-name="P32">K=1</text:p>
      <text:p text:style-name="P90">LOC_Event 48.97959183673469 %</text:p>
      <text:p text:style-name="Preformatted_20_Text">LOC_Accused 30.612244897959183 %</text:p>
      <text:p text:style-name="Preformatted_20_Text">LOC_Victim 33.333333333333336 %</text:p>
      <text:p text:style-name="Preformatted_20_Text">LOC_Others 55.68862275449102 %</text:p>
      <text:p text:style-name="Preformatted_20_Text">ORG_Accused 41.584158415841586 %</text:p>
      <text:p text:style-name="Preformatted_20_Text">ORG_Victim 31.03448275862069 %</text:p>
      <text:p text:style-name="Preformatted_20_Text">ORG_Others 83.33333333333333 %</text:p>
      <text:p text:style-name="Preformatted_20_Text">PER_Victim 45.16129032258065 %</text:p>
      <text:p text:style-name="Preformatted_20_Text">PER_Others 74.50980392156863 %</text:p>
      <text:p text:style-name="Preformatted_20_Text">PER_Accused 71.23287671232876 %</text:p>
      <text:p text:style-name="P93">Mean Average Precision 51.546973828679185 %</text:p>
      <text:p text:style-name="P93">MAP not including others 44.03397776565589 %</text:p>
      <text:p text:style-name="P32"/>
      <text:p text:style-name="P42">E-W-N10 + <text:span text:style-name="T18">TV-</text:span><text:span text:style-name="T20">SW30</text:span><text:span text:style-name="T18">-LC</text:span> + GA – <text:span text:style-name="T35">Doc Level</text:span></text:p>
      <text:p text:style-name="P42"/>
      <text:p text:style-name="P33">K=5</text:p>
      <text:p text:style-name="P91">LOC_Event 57.87485827664396 %</text:p>
      <text:p text:style-name="Preformatted_20_Text">LOC_Accused 52.26473922902494 %</text:p>
      <text:p text:style-name="Preformatted_20_Text">LOC_Victim 48.148148148148145 %</text:p>
      <text:p text:style-name="Preformatted_20_Text">LOC_Others 76.25166333998666 %</text:p>
      <text:p text:style-name="Preformatted_20_Text">ORG_Accused 58.92876787678768 %</text:p>
      <text:p text:style-name="Preformatted_20_Text">ORG_Victim 47.849616858237546 %</text:p>
      <text:p text:style-name="Preformatted_20_Text">ORG_Others 89.16586845466156 %</text:p>
      <text:p text:style-name="Preformatted_20_Text">PER_Victim 54.62365591397851 %</text:p>
      <text:p text:style-name="Preformatted_20_Text">PER_Others 84.14760348583879 %</text:p>
      <text:p text:style-name="Preformatted_20_Text">PER_Accused 77.65601217656013 %</text:p>
      <text:p text:style-name="P93">Mean Average Precision 64.6910933759868 %</text:p>
      <text:p text:style-name="P93">MAP not including others 58.19960838853879 %</text:p>
      <text:p text:style-name="P33"/>
      <text:p text:style-name="P33">K=4</text:p>
      <text:p text:style-name="P91">LOC_Event 56.71768707482993 %</text:p>
      <text:p text:style-name="Preformatted_20_Text">LOC_Accused 50.62358276643991 %</text:p>
      <text:p text:style-name="Preformatted_20_Text">LOC_Victim 48.148148148148145 %</text:p>
      <text:p text:style-name="Preformatted_20_Text">LOC_Others 76.69660678642714 %</text:p>
      <text:p text:style-name="Preformatted_20_Text">ORG_Accused 57.67326732673266 %</text:p>
      <text:p text:style-name="Preformatted_20_Text">ORG_Victim 45.78544061302682 %</text:p>
      <text:p text:style-name="Preformatted_20_Text">ORG_Others 89.44763729246486 %</text:p>
      <text:p text:style-name="Preformatted_20_Text">PER_Victim 52.777777777777786 %</text:p>
      <text:p text:style-name="Preformatted_20_Text">PER_Others 83.8053740014524 %</text:p>
      <text:p text:style-name="Preformatted_20_Text">PER_Accused 77.73972602739725 %</text:p>
      <text:p text:style-name="P93">Mean Average Precision 63.941524781469695 %</text:p>
      <text:p text:style-name="P93">MAP not including others 56.88624693103406 %</text:p>
      <text:p text:style-name="P33">K=3</text:p>
      <text:p text:style-name="P91">LOC_Event 54.931972789115605 %</text:p>
      <text:p text:style-name="Preformatted_20_Text">LOC_Accused 50.17006802721087 %</text:p>
      <text:p text:style-name="Preformatted_20_Text">LOC_Victim 48.148148148148145 %</text:p>
      <text:p text:style-name="Preformatted_20_Text">LOC_Others 77.2455089820359 %</text:p>
      <text:p text:style-name="Preformatted_20_Text">ORG_Accused 55.445544554455466 %</text:p>
      <text:p text:style-name="Preformatted_20_Text">ORG_Victim 42.52873563218391 %</text:p>
      <text:p text:style-name="Preformatted_20_Text"><text:soft-page-break/>ORG_Others 89.60727969348659 %</text:p>
      <text:p text:style-name="Preformatted_20_Text">PER_Victim 50.806451612903224 %</text:p>
      <text:p text:style-name="Preformatted_20_Text">PER_Others 84.58605664488014 %</text:p>
      <text:p text:style-name="Preformatted_20_Text">PER_Accused 76.82648401826486 %</text:p>
      <text:p text:style-name="P93">Mean Average Precision 63.02962501026847 %</text:p>
      <text:p text:style-name="P93">MAP not including others 55.11820943902233 %</text:p>
      <text:p text:style-name="P93"/>
      <text:p text:style-name="P33"/>
      <text:p text:style-name="P33">K=2</text:p>
      <text:p text:style-name="P91">LOC_Event 51.275510204081634 %</text:p>
      <text:p text:style-name="Preformatted_20_Text">LOC_Accused 44.89795918367347 %</text:p>
      <text:p text:style-name="Preformatted_20_Text">LOC_Victim 33.333333333333336 %</text:p>
      <text:p text:style-name="Preformatted_20_Text">LOC_Others 75.74850299401197 %</text:p>
      <text:p text:style-name="Preformatted_20_Text">ORG_Accused 51.98019801980198 %</text:p>
      <text:p text:style-name="Preformatted_20_Text">ORG_Victim 36.206896551724135 %</text:p>
      <text:p text:style-name="Preformatted_20_Text">ORG_Others 88.50574712643679 %</text:p>
      <text:p text:style-name="Preformatted_20_Text">PER_Victim 48.38709677419355 %</text:p>
      <text:p text:style-name="Preformatted_20_Text">PER_Others 83.98692810457516 %</text:p>
      <text:p text:style-name="Preformatted_20_Text">PER_Accused 71.91780821917808 %</text:p>
      <text:p text:style-name="P93">Mean Average Precision 58.62399805110101 %</text:p>
      <text:p text:style-name="P93">MAP not including others 50.777578158775476 %</text:p>
      <text:p text:style-name="P94"/>
      <text:p text:style-name="P33">K=1</text:p>
      <text:p text:style-name="P91">LOC_Event 42.3469387755102 %</text:p>
      <text:p text:style-name="Preformatted_20_Text">LOC_Accused 36.734693877551024 %</text:p>
      <text:p text:style-name="Preformatted_20_Text">LOC_Victim 33.333333333333336 %</text:p>
      <text:p text:style-name="Preformatted_20_Text">LOC_Others 65.86826347305389 %</text:p>
      <text:p text:style-name="Preformatted_20_Text">ORG_Accused 37.62376237623762 %</text:p>
      <text:p text:style-name="Preformatted_20_Text">ORG_Victim 27.586206896551722 %</text:p>
      <text:p text:style-name="Preformatted_20_Text">ORG_Others 82.75862068965517 %</text:p>
      <text:p text:style-name="Preformatted_20_Text">PER_Victim 38.70967741935484 %</text:p>
      <text:p text:style-name="Preformatted_20_Text">PER_Others 78.43137254901961 %</text:p>
      <text:p text:style-name="Preformatted_20_Text">PER_Accused 63.013698630136986 %</text:p>
      <text:p text:style-name="P93">Mean Average Precision 50.64065680204044 %</text:p>
      <text:p text:style-name="P91">MAP not including others 41.00249632922374 %</text:p>
      <text:p text:style-name="P33"/>
      <text:p text:style-name="P42"/>
      <text:p text:style-name="P42">E-W-N10 + <text:span text:style-name="T18">TV-</text:span><text:span text:style-name="T20">SW30</text:span><text:span text:style-name="T18">-LC</text:span> + GA – <text:span text:style-name="T36">Sent Level</text:span></text:p>
      <text:p text:style-name="P42"/>
      <text:p text:style-name="P33">K=1</text:p>
      <text:p text:style-name="P33"/>
      <text:p text:style-name="P91">LOC_Event 52.55102040816327 %</text:p>
      <text:p text:style-name="Preformatted_20_Text">LOC_Accused 26.53061224489796 %</text:p>
      <text:p text:style-name="Preformatted_20_Text">LOC_Victim 0.0 %</text:p>
      <text:p text:style-name="Preformatted_20_Text">LOC_Others 61.07784431137725 %</text:p>
      <text:p text:style-name="Preformatted_20_Text">ORG_Accused 42.57425742574257 %</text:p>
      <text:p text:style-name="Preformatted_20_Text">ORG_Victim 37.93103448275862 %</text:p>
      <text:p text:style-name="Preformatted_20_Text">ORG_Others 76.4367816091954 %</text:p>
      <text:p text:style-name="Preformatted_20_Text">PER_Victim 35.483870967741936 %</text:p>
      <text:p text:style-name="Preformatted_20_Text">PER_Others 79.08496732026144 %</text:p>
      <text:p text:style-name="Preformatted_20_Text">PER_Accused 61.64383561643836 %</text:p>
      <text:p text:style-name="P93"><text:soft-page-break/>Mean Average Precision 47.33142243865768 %</text:p>
      <text:p text:style-name="P93">MAP not including others 42.785771857623786 %</text:p>
      <text:p text:style-name="P33">K=2</text:p>
      <text:p text:style-name="P91">LOC_Event 59.43877551020408 %</text:p>
      <text:p text:style-name="Preformatted_20_Text">LOC_Accused 35.714285714285715 %</text:p>
      <text:p text:style-name="Preformatted_20_Text">LOC_Victim 0.0 %</text:p>
      <text:p text:style-name="Preformatted_20_Text">LOC_Others 68.562874251497 %</text:p>
      <text:p text:style-name="Preformatted_20_Text">ORG_Accused 54.45544554455446 %</text:p>
      <text:p text:style-name="Preformatted_20_Text">ORG_Victim 44.827586206896555 %</text:p>
      <text:p text:style-name="Preformatted_20_Text">ORG_Others 82.183908045977 %</text:p>
      <text:p text:style-name="Preformatted_20_Text">PER_Victim 41.935483870967744 %</text:p>
      <text:p text:style-name="Preformatted_20_Text">PER_Others 84.31372549019608 %</text:p>
      <text:p text:style-name="Preformatted_20_Text">PER_Accused 68.4931506849315 %</text:p>
      <text:p text:style-name="P93">Mean Average Precision 53.99252353195101 %</text:p>
      <text:p text:style-name="P93">MAP not including others 50.81078792197334 %</text:p>
      <text:p text:style-name="P33"/>
      <text:p text:style-name="P33">K=3</text:p>
      <text:p text:style-name="P91">LOC_Event 63.690476190476126 %</text:p>
      <text:p text:style-name="Preformatted_20_Text">LOC_Accused 39.965986394557824 %</text:p>
      <text:p text:style-name="Preformatted_20_Text">LOC_Victim 7.4074074074074066 %</text:p>
      <text:p text:style-name="Preformatted_20_Text">LOC_Others 70.6586826347305 %</text:p>
      <text:p text:style-name="Preformatted_20_Text">ORG_Accused 58.49834983498351 %</text:p>
      <text:p text:style-name="Preformatted_20_Text">ORG_Victim 46.83908045977011 %</text:p>
      <text:p text:style-name="Preformatted_20_Text">ORG_Others 83.955938697318 %</text:p>
      <text:p text:style-name="Preformatted_20_Text">PER_Victim 44.35483870967742 %</text:p>
      <text:p text:style-name="Preformatted_20_Text">PER_Others 85.2941176470588 %</text:p>
      <text:p text:style-name="Preformatted_20_Text">PER_Accused 73.97260273972606 %</text:p>
      <text:p text:style-name="P93">Mean Average Precision 57.46374807157058 %</text:p>
      <text:p text:style-name="P93">MAP not including others 54.553555721531836 %</text:p>
      <text:p text:style-name="P33">K=4</text:p>
      <text:p text:style-name="P91">LOC_Event 64.78174603174602 %</text:p>
      <text:p text:style-name="Preformatted_20_Text">LOC_Accused 43.02721088435376 %</text:p>
      <text:p text:style-name="Preformatted_20_Text">LOC_Victim 18.51851851851852 %</text:p>
      <text:p text:style-name="Preformatted_20_Text">LOC_Others 70.57551563539586 %</text:p>
      <text:p text:style-name="Preformatted_20_Text">ORG_Accused 60.12101210121011 %</text:p>
      <text:p text:style-name="Preformatted_20_Text">ORG_Victim 50.19157088122605 %</text:p>
      <text:p text:style-name="Preformatted_20_Text">ORG_Others 83.60472541507025 %</text:p>
      <text:p text:style-name="Preformatted_20_Text">PER_Victim 45.51971326164875 %</text:p>
      <text:p text:style-name="Preformatted_20_Text">PER_Others 85.34858387799561 %</text:p>
      <text:p text:style-name="Preformatted_20_Text">PER_Accused 75.9132420091324 %</text:p>
      <text:p text:style-name="P93">Mean Average Precision 59.76018386162974 %</text:p>
      <text:p text:style-name="P91">MAP not including others 56.592415861552844 %</text:p>
      <text:p text:style-name="P33"/>
      <text:p text:style-name="P33"/>
      <text:p text:style-name="P33">K=5</text:p>
      <text:p text:style-name="P91">LOC_Event 65.31320861678002 %</text:p>
      <text:p text:style-name="Preformatted_20_Text">LOC_Accused 44.73922902494332 %</text:p>
      <text:p text:style-name="Preformatted_20_Text">LOC_Victim 23.240740740740737 %</text:p>
      <text:p text:style-name="Preformatted_20_Text">LOC_Others 70.35262807717899 %</text:p>
      <text:p text:style-name="Preformatted_20_Text">ORG_Accused 60.83470847084708 %</text:p>
      <text:p text:style-name="Preformatted_20_Text">ORG_Victim 51.95402298850574 %</text:p>
      <text:p text:style-name="Preformatted_20_Text"><text:soft-page-break/>ORG_Others 83.65501277139208 %</text:p>
      <text:p text:style-name="Preformatted_20_Text">PER_Victim 47.41935483870968 %</text:p>
      <text:p text:style-name="Preformatted_20_Text">PER_Others 84.7685185185185 %</text:p>
      <text:p text:style-name="Preformatted_20_Text">PER_Accused 75.4775494672755 %</text:p>
      <text:p text:style-name="P93">Mean Average Precision 60.775497351489165 %</text:p>
      <text:p text:style-name="P92">M<text:span text:style-name="T37">AP</text:span> not including others 57.62301223451022 %</text:p>
      <text:p text:style-name="P92"/>
      <text:p text:style-name="P33"/>
      <text:p text:style-name="P40"/>
      <text:p text:style-name="P98"/>
      <text:p text:style-name="P98">After Removing Stop Words</text:p>
      <text:p text:style-name="P98"/>
      <text:p text:style-name="P123"><text:span text:style-name="T11">E-V-C-N10</text:span> + T-V-LC – <text:span text:style-name="T32">Sentence Level</text:span></text:p>
      <text:p text:style-name="P123"/>
      <text:p text:style-name="P138">K = 5</text:p>
      <text:p text:style-name="P145"/>
      <text:p text:style-name="P145">LOC_Event 70.27777777777776 %</text:p>
      <text:p text:style-name="Preformatted_20_Text">LOC_Accused 49.79938271604937 %</text:p>
      <text:p text:style-name="Preformatted_20_Text">ORG_Accused 68.63179669030734 %</text:p>
      <text:p text:style-name="Preformatted_20_Text">ORG_Victim 63.02777777777777 %</text:p>
      <text:p text:style-name="Preformatted_20_Text">PER_Victim 71.17165242165241 %</text:p>
      <text:p text:style-name="Preformatted_20_Text">PER_Accused 79.92102396514161 %</text:p>
      <text:p text:style-name="P93">MAP not including others 67.13823522478438 %</text:p>
      <text:p text:style-name="P113">K = 4</text:p>
      <text:p text:style-name="P138">LOC_Event 70.49591964846202 %</text:p>
      <text:p text:style-name="Preformatted_20_Text">LOC_Accused 48.148148148148145 %</text:p>
      <text:p text:style-name="Preformatted_20_Text">ORG_Accused 69.06028368794327 %</text:p>
      <text:p text:style-name="Preformatted_20_Text">ORG_Victim 64.02777777777779 %</text:p>
      <text:p text:style-name="Preformatted_20_Text">PER_Victim 70.014245014245 %</text:p>
      <text:p text:style-name="Preformatted_20_Text">PER_Accused 81.20915032679737 %</text:p>
      <text:p text:style-name="P93">MAP not including others 67.15925410056228 %</text:p>
      <text:p text:style-name="P105">K = 3</text:p>
      <text:p text:style-name="P138">LOC_Event 69.72693032015063 %</text:p>
      <text:p text:style-name="Preformatted_20_Text">LOC_Accused 47.22222222222221 %</text:p>
      <text:p text:style-name="Preformatted_20_Text">ORG_Accused 68.79432624113475 %</text:p>
      <text:p text:style-name="Preformatted_20_Text">ORG_Victim 64.58333333333333 %</text:p>
      <text:p text:style-name="Preformatted_20_Text">PER_Victim 67.09401709401709 %</text:p>
      <text:p text:style-name="Preformatted_20_Text">PER_Accused 81.20915032679741 %</text:p>
      <text:p text:style-name="P93">MAP not including others 66.43832992294257 %</text:p>
      <text:p text:style-name="P146"/>
      <text:p text:style-name="P108">K=2</text:p>
      <text:p text:style-name="P147">LOC_Event 67.2316384180791 %</text:p>
      <text:p text:style-name="Preformatted_20_Text">LOC_Accused 41.666666666666664 %</text:p>
      <text:p text:style-name="Preformatted_20_Text">ORG_Accused 67.02127659574468 %</text:p>
      <text:p text:style-name="Preformatted_20_Text">ORG_Victim 57.5 %</text:p>
      <text:p text:style-name="Preformatted_20_Text">PER_Victim 65.38461538461539 %</text:p>
      <text:p text:style-name="Preformatted_20_Text">PER_Accused 80.3921568627451 %</text:p>
      <text:p text:style-name="P93">MAP not including others 63.199392321308494 %</text:p>
      <text:p text:style-name="P105"/>
      <text:p text:style-name="P105">K=1</text:p>
      <text:p text:style-name="P144">LOC_Event 58.19209039548023 %</text:p>
      <text:p text:style-name="Preformatted_20_Text">LOC_Accused 38.888888888888886 %</text:p>
      <text:p text:style-name="Preformatted_20_Text"><text:soft-page-break/>ORG_Accused 56.38297872340426 %</text:p>
      <text:p text:style-name="Preformatted_20_Text">ORG_Victim 50.0 %</text:p>
      <text:p text:style-name="Preformatted_20_Text">PER_Victim 58.97435897435897 %</text:p>
      <text:p text:style-name="Preformatted_20_Text">PER_Accused 70.58823529411765 %</text:p>
      <text:p text:style-name="P93">MAP not including others 55.50442537937499 %</text:p>
      <text:p text:style-name="P99"/>
      <text:p text:style-name="P145"/>
      <text:p text:style-name="P123"><text:span text:style-name="T11">E-V-C-N10</text:span> + T-V-LC – <text:span text:style-name="T32">Doc Level</text:span></text:p>
      <text:p text:style-name="P123"/>
      <text:p text:style-name="P138">K = <text:span text:style-name="T33">1</text:span></text:p>
      <text:p text:style-name="P145">LOC_Event 65.53672316384181 %</text:p>
      <text:p text:style-name="Preformatted_20_Text">LOC_Accused 33.333333333333336 %</text:p>
      <text:p text:style-name="Preformatted_20_Text">ORG_Accused 53.191489361702125 %</text:p>
      <text:p text:style-name="Preformatted_20_Text">ORG_Victim 45.0 %</text:p>
      <text:p text:style-name="Preformatted_20_Text">PER_Victim 64.1025641025641 %</text:p>
      <text:p text:style-name="Preformatted_20_Text">PER_Accused 72.54901960784314 %</text:p>
      <text:p text:style-name="P93">MAP not including others 55.618854928214084 %</text:p>
      <text:p text:style-name="P145"/>
      <text:p text:style-name="P131">K= 2</text:p>
      <text:p text:style-name="P145">LOC_Event 71.75141242937853 %</text:p>
      <text:p text:style-name="Preformatted_20_Text">LOC_Accused 37.5 %</text:p>
      <text:p text:style-name="Preformatted_20_Text">ORG_Accused 63.297872340425535 %</text:p>
      <text:p text:style-name="Preformatted_20_Text">ORG_Victim 50.0 %</text:p>
      <text:p text:style-name="Preformatted_20_Text">PER_Victim 70.51282051282051 %</text:p>
      <text:p text:style-name="Preformatted_20_Text">PER_Accused 80.3921568627451 %</text:p>
      <text:p text:style-name="P93">MAP not including others 62.24237702422828 %</text:p>
      <text:p text:style-name="P145"/>
      <text:p text:style-name="P131">K=3</text:p>
      <text:p text:style-name="P131">LOC_Event 74.24670433145006 %</text:p>
      <text:p text:style-name="Preformatted_20_Text">LOC_Accused 39.120370370370374 %</text:p>
      <text:p text:style-name="Preformatted_20_Text">ORG_Accused 66.48936170212768 %</text:p>
      <text:p text:style-name="Preformatted_20_Text">ORG_Victim 59.16666666666667 %</text:p>
      <text:p text:style-name="Preformatted_20_Text">PER_Victim 71.79487179487178 %</text:p>
      <text:p text:style-name="Preformatted_20_Text">PER_Accused 81.69934640522877 %</text:p>
      <text:p text:style-name="P93">MAP not including others 65.41955354511923 %</text:p>
      <text:p text:style-name="P145"/>
      <text:p text:style-name="P131">K=4</text:p>
      <text:p text:style-name="P131">LOC_Event 75.76898932831135 %</text:p>
      <text:p text:style-name="Preformatted_20_Text">LOC_Accused 39.043209876543216 %</text:p>
      <text:p text:style-name="Preformatted_20_Text">ORG_Accused 66.93262411347519 %</text:p>
      <text:p text:style-name="Preformatted_20_Text">ORG_Victim 60.277777777777786 %</text:p>
      <text:p text:style-name="Preformatted_20_Text">PER_Victim 73.005698005698 %</text:p>
      <text:p text:style-name="Preformatted_20_Text">PER_Accused 82.84313725490196 %</text:p>
      <text:p text:style-name="P93">MAP not including others 66.31190605945125 %</text:p>
      <text:p text:style-name="P145"/>
      <text:p text:style-name="P131">K=5</text:p>
      <text:p text:style-name="P131">LOC_Event 75.82391713747646 %</text:p>
      <text:p text:style-name="Preformatted_20_Text">LOC_Accused 39.699074074074076 %</text:p>
      <text:p text:style-name="Preformatted_20_Text">ORG_Accused 67.96690307328608 %</text:p>
      <text:p text:style-name="Preformatted_20_Text">ORG_Victim 59.777777777777786 %</text:p>
      <text:p text:style-name="Preformatted_20_Text">PER_Victim 73.4722222222222 %</text:p>
      <text:p text:style-name="Preformatted_20_Text">PER_Accused 82.71514161220043 %</text:p>
      <text:p text:style-name="P93">MAP not including others 66.57583931617285 %</text:p>
      <text:p text:style-name="P145"><text:soft-page-break/></text:p>
      <text:p text:style-name="P123"><text:span text:style-name="T11">E-</text:span><text:span text:style-name="T13">V</text:span><text:span text:style-name="T11">-</text:span><text:span text:style-name="T12">D2V-</text:span><text:span text:style-name="T11">N10</text:span> + T-V-LC – <text:span text:style-name="T34">Document Level</text:span></text:p>
      <text:p text:style-name="P123"/>
      <text:p text:style-name="P125"><text:span text:style-name="T39">K=5</text:span></text:p>
      <text:p text:style-name="P134">LOC_Event 69.25533584431888 %</text:p>
      <text:p text:style-name="Preformatted_20_Text">LOC_Accused 40.763888888888886 %</text:p>
      <text:p text:style-name="Preformatted_20_Text">ORG_Accused 58.01418439716315 %</text:p>
      <text:p text:style-name="Preformatted_20_Text">ORG_Victim 62.54861111111112 %</text:p>
      <text:p text:style-name="Preformatted_20_Text">PER_Victim 54.02777777777776 %</text:p>
      <text:p text:style-name="Preformatted_20_Text">PER_Accused 62.3474945533769 %</text:p>
      <text:p text:style-name="P93">MAP not including others 57.82621542877278 %</text:p>
      <text:p text:style-name="P116">K=4</text:p>
      <text:p text:style-name="P145"><text:span text:style-name="T39">LOC_Event 68.91086001255489 %</text:span></text:p>
      <text:p text:style-name="Preformatted_20_Text">LOC_Accused 39.96913580246913 %</text:p>
      <text:p text:style-name="Preformatted_20_Text">ORG_Accused 57.683215130023676 %</text:p>
      <text:p text:style-name="Preformatted_20_Text">ORG_Victim 64.30555555555557 %</text:p>
      <text:p text:style-name="Preformatted_20_Text">PER_Victim 52.7065527065527 %</text:p>
      <text:p text:style-name="Preformatted_20_Text">PER_Accused 62.52723311546841 %</text:p>
      <text:p text:style-name="P93">MAP not including others 57.683758720437396 %</text:p>
      <text:p text:style-name="P125"><text:span text:style-name="T39">K=3</text:span></text:p>
      <text:p text:style-name="P134">LOC_Event 69.25612052730692 %</text:p>
      <text:p text:style-name="Preformatted_20_Text">LOC_Accused 38.19444444444445 %</text:p>
      <text:p text:style-name="Preformatted_20_Text">ORG_Accused 57.269503546099315 %</text:p>
      <text:p text:style-name="Preformatted_20_Text">ORG_Victim 63.333333333333336 %</text:p>
      <text:p text:style-name="Preformatted_20_Text">PER_Victim 49.572649572649574 %</text:p>
      <text:p text:style-name="Preformatted_20_Text">PER_Accused 58.49673202614378 %</text:p>
      <text:p text:style-name="P93">MAP not including others 56.02046390832956 %</text:p>
      <text:p text:style-name="P116">K=2</text:p>
      <text:p text:style-name="P145"><text:span text:style-name="T39">LOC_Event 65.81920903954803 %</text:span></text:p>
      <text:p text:style-name="Preformatted_20_Text">LOC_Accused 34.72222222222222 %</text:p>
      <text:p text:style-name="Preformatted_20_Text">ORG_Accused 53.191489361702125 %</text:p>
      <text:p text:style-name="Preformatted_20_Text">ORG_Victim 55.0 %</text:p>
      <text:p text:style-name="Preformatted_20_Text">PER_Victim 48.717948717948715 %</text:p>
      <text:p text:style-name="Preformatted_20_Text">PER_Accused 52.94117647058823 %</text:p>
      <text:p text:style-name="P93">MAP not including others 51.73200763533489 %</text:p>
      <text:p text:style-name="P125"><text:span text:style-name="T39"/></text:p>
      <text:p text:style-name="P125"><text:span text:style-name="T39">K=1</text:span></text:p>
      <text:p text:style-name="P145"><text:span text:style-name="T39">LOC_Event 55.367231638418076 %</text:span></text:p>
      <text:p text:style-name="Preformatted_20_Text">LOC_Accused 27.77777777777778 %</text:p>
      <text:p text:style-name="Preformatted_20_Text">ORG_Accused 44.680851063829785 %</text:p>
      <text:p text:style-name="Preformatted_20_Text">ORG_Victim 50.0 %</text:p>
      <text:p text:style-name="Preformatted_20_Text">PER_Victim 43.58974358974359 %</text:p>
      <text:p text:style-name="Preformatted_20_Text">PER_Accused 45.09803921568628 %</text:p>
      <text:p text:style-name="P93">MAP not including others 44.418940547575914 %</text:p>
      <text:p text:style-name="P125"><text:span text:style-name="T41">E-</text:span><text:span text:style-name="T42">V</text:span><text:span text:style-name="T41">-</text:span><text:span text:style-name="T43">D2V-</text:span><text:span text:style-name="T41">N10</text:span><text:span text:style-name="T44"> + T-V-LC – </text:span><text:span text:style-name="T45">Sentence Level</text:span></text:p>
      <text:p text:style-name="P99"/>
      <text:p text:style-name="P103">K=1</text:p>
      <text:p text:style-name="P145">LOC_Event 55.367231638418076 %</text:p>
      <text:p text:style-name="Preformatted_20_Text">LOC_Accused 13.88888888888889 %</text:p>
      <text:p text:style-name="Preformatted_20_Text">ORG_Accused 45.744680851063826 %</text:p>
      <text:p text:style-name="Preformatted_20_Text">ORG_Victim 40.0 %</text:p>
      <text:p text:style-name="Preformatted_20_Text">PER_Victim 46.15384615384615 %</text:p>
      <text:p text:style-name="Preformatted_20_Text">PER_Accused 47.05882352941177 %</text:p>
      <text:p text:style-name="P93"><text:soft-page-break/>MAP not including others 41.368911843604785 %</text:p>
      <text:p text:style-name="P145"/>
      <text:p text:style-name="P103">K=2</text:p>
      <text:p text:style-name="P145">LOC_Event 66.66666666666667 %</text:p>
      <text:p text:style-name="Preformatted_20_Text">LOC_Accused 26.38888888888889 %</text:p>
      <text:p text:style-name="Preformatted_20_Text">ORG_Accused 57.97872340425532 %</text:p>
      <text:p text:style-name="Preformatted_20_Text">ORG_Victim 52.5 %</text:p>
      <text:p text:style-name="Preformatted_20_Text">PER_Victim 55.12820512820513 %</text:p>
      <text:p text:style-name="Preformatted_20_Text">PER_Accused 58.8235294117647 %</text:p>
      <text:p text:style-name="P93">MAP not including others 52.91433558329678 %</text:p>
      <text:p text:style-name="P145"/>
      <text:p text:style-name="P103">K=3</text:p>
      <text:p text:style-name="P134">LOC_Event 69.20903954802255 %</text:p>
      <text:p text:style-name="Preformatted_20_Text">LOC_Accused 31.250000000000014 %</text:p>
      <text:p text:style-name="Preformatted_20_Text">ORG_Accused 59.2198581560284 %</text:p>
      <text:p text:style-name="Preformatted_20_Text">ORG_Victim 52.083333333333336 %</text:p>
      <text:p text:style-name="Preformatted_20_Text">PER_Victim 58.760683760683754 %</text:p>
      <text:p text:style-name="Preformatted_20_Text">PER_Accused 62.58169934640521 %</text:p>
      <text:p text:style-name="P93">MAP not including others 55.51743569074555 %</text:p>
      <text:p text:style-name="P103"/>
      <text:p text:style-name="P107"><text:span text:style-name="T39">K=4</text:span></text:p>
      <text:p text:style-name="P145">LOC_Event 70.07219083490267 %</text:p>
      <text:p text:style-name="Preformatted_20_Text">LOC_Accused 34.1820987654321 %</text:p>
      <text:p text:style-name="Preformatted_20_Text">ORG_Accused 60.07683215130027 %</text:p>
      <text:p text:style-name="Preformatted_20_Text">ORG_Victim 57.083333333333336 %</text:p>
      <text:p text:style-name="Preformatted_20_Text">PER_Victim 60.04273504273505 %</text:p>
      <text:p text:style-name="Preformatted_20_Text">PER_Accused 65.6318082788671 %</text:p>
      <text:p text:style-name="P93">MAP not including others 57.848166401095085 %</text:p>
      <text:p text:style-name="P145"/>
      <text:p text:style-name="P107"><text:span text:style-name="T39">K=5</text:span></text:p>
      <text:p text:style-name="P152">LOC_Event 69.66572504708097 %</text:p>
      <text:p text:style-name="P149">LOC_Accused 35.83333333333333 %</text:p>
      <text:p text:style-name="Preformatted_20_Text">ORG_Accused 60.57180851063832 %</text:p>
      <text:p text:style-name="Preformatted_20_Text">ORG_Victim 57.25 %</text:p>
      <text:p text:style-name="Preformatted_20_Text">PER_Victim 61.24643874643873 %</text:p>
      <text:p text:style-name="Preformatted_20_Text">PER_Accused 66.19281045751634 %</text:p>
      <text:p text:style-name="P93">MAP not including others 58.46001934916794 %</text:p>
      <text:p text:style-name="P152"/>
      <text:p text:style-name="P123">E-W-N10 + <text:span text:style-name="T18">TV-LC</text:span> + GA – <text:span text:style-name="T35">Sentence Level</text:span></text:p>
      <text:p text:style-name="P123"/>
      <text:p text:style-name="P119">K=1</text:p>
      <text:p text:style-name="P145">LOC_Event 53.67231638418079 %</text:p>
      <text:p text:style-name="Preformatted_20_Text">LOC_Accused 19.444444444444443 %</text:p>
      <text:p text:style-name="Preformatted_20_Text">ORG_Accused 40.42553191489362 %</text:p>
      <text:p text:style-name="Preformatted_20_Text">ORG_Victim 50.0 %</text:p>
      <text:p text:style-name="Preformatted_20_Text">PER_Victim 41.02564102564103 %</text:p>
      <text:p text:style-name="Preformatted_20_Text">PER_Accused 47.05882352941177 %</text:p>
      <text:p text:style-name="P93">MAP not including others 41.93779288309528 %</text:p>
      <text:p text:style-name="P145"/>
      <text:p text:style-name="P125"><text:span text:style-name="T38">K=2</text:span></text:p>
      <text:p text:style-name="P142"><text:soft-page-break/>LOC_Event 65.81920903954803 %</text:p>
      <text:p text:style-name="Preformatted_20_Text">LOC_Accused 27.77777777777778 %</text:p>
      <text:p text:style-name="Preformatted_20_Text">ORG_Accused 53.191489361702125 %</text:p>
      <text:p text:style-name="Preformatted_20_Text">ORG_Victim 62.5 %</text:p>
      <text:p text:style-name="Preformatted_20_Text">PER_Victim 51.282051282051285 %</text:p>
      <text:p text:style-name="Preformatted_20_Text">PER_Accused 58.8235294117647 %</text:p>
      <text:p text:style-name="P93">MAP not including others 53.23234281214065 %</text:p>
      <text:p text:style-name="P119"/>
      <text:p text:style-name="P119">K=3</text:p>
      <text:p text:style-name="P145">LOC_Event 69.53860640301312 %</text:p>
      <text:p text:style-name="Preformatted_20_Text">LOC_Accused 30.092592592592595 %</text:p>
      <text:p text:style-name="Preformatted_20_Text">ORG_Accused 57.62411347517734 %</text:p>
      <text:p text:style-name="Preformatted_20_Text">ORG_Victim 62.916666666666664 %</text:p>
      <text:p text:style-name="Preformatted_20_Text">PER_Victim 53.418803418803414 %</text:p>
      <text:p text:style-name="Preformatted_20_Text">PER_Accused 62.74509803921567 %</text:p>
      <text:p text:style-name="P93">MAP not including others 56.055980099244806 %</text:p>
      <text:p text:style-name="P145"/>
      <text:p text:style-name="P119">K=4</text:p>
      <text:p text:style-name="P145">LOC_Event 70.46453232893909 %</text:p>
      <text:p text:style-name="Preformatted_20_Text">LOC_Accused 33.02469135802468 %</text:p>
      <text:p text:style-name="Preformatted_20_Text">ORG_Accused 59.60401891252957 %</text:p>
      <text:p text:style-name="Preformatted_20_Text">ORG_Victim 64.30555555555557 %</text:p>
      <text:p text:style-name="Preformatted_20_Text">PER_Victim 55.76923076923077 %</text:p>
      <text:p text:style-name="Preformatted_20_Text">PER_Accused 63.2897603485839 %</text:p>
      <text:p text:style-name="P93">MAP not including others 57.7429648788106 %</text:p>
      <text:p text:style-name="P145"/>
      <text:p text:style-name="P119">K=5</text:p>
      <text:p text:style-name="P142">LOC_Event 70.71563088512238 %</text:p>
      <text:p text:style-name="Preformatted_20_Text">LOC_Accused 33.510802469135804 %</text:p>
      <text:p text:style-name="Preformatted_20_Text">ORG_Accused 59.80348699763595 %</text:p>
      <text:p text:style-name="Preformatted_20_Text">ORG_Victim 64.59722222222221 %</text:p>
      <text:p text:style-name="Preformatted_20_Text">PER_Victim 55.708689458689456 %</text:p>
      <text:p text:style-name="Preformatted_20_Text">PER_Accused 62.677015250544656 %</text:p>
      <text:p text:style-name="P93">MAP not including others 57.83547454722507 %</text:p>
      <text:p text:style-name="P123">E-W-N10 + <text:span text:style-name="T18">TV-LC</text:span> + GA – <text:span text:style-name="T35">Doc Level</text:span></text:p>
      <text:p text:style-name="P123"/>
      <text:p text:style-name="P119">K=5</text:p>
      <text:p text:style-name="P145"><text:span text:style-name="T38">LOC_Event 65.74466415568108 %</text:span></text:p>
      <text:p text:style-name="Preformatted_20_Text">LOC_Accused 43.14043209876543 %</text:p>
      <text:p text:style-name="Preformatted_20_Text">ORG_Accused 57.333037825059115 %</text:p>
      <text:p text:style-name="Preformatted_20_Text">ORG_Victim 61.249999999999986 %</text:p>
      <text:p text:style-name="Preformatted_20_Text">PER_Victim 56.48860398860399 %</text:p>
      <text:p text:style-name="Preformatted_20_Text">PER_Accused 63.31154684095859 %</text:p>
      <text:p text:style-name="P93">MAP not including others 57.8780474848447 %</text:p>
      <text:p text:style-name="P125"><text:span text:style-name="T38"/></text:p>
      <text:p text:style-name="P125"><text:span text:style-name="T38">K=4</text:span></text:p>
      <text:p text:style-name="P145"><text:span text:style-name="T38">LOC_Event 65.55241682360325 %</text:span></text:p>
      <text:p text:style-name="Preformatted_20_Text">LOC_Accused 41.35802469135802 %</text:p>
      <text:p text:style-name="Preformatted_20_Text">ORG_Accused 56.11702127659574 %</text:p>
      <text:p text:style-name="Preformatted_20_Text">ORG_Victim 61.38888888888889 %</text:p>
      <text:p text:style-name="Preformatted_20_Text">PER_Victim 55.76923076923077 %</text:p>
      <text:p text:style-name="Preformatted_20_Text">PER_Accused 63.507625272331154 %</text:p>
      <text:p text:style-name="P93">MAP not including others 57.2822012870013 %</text:p>
      <text:p text:style-name="P125"><text:soft-page-break/><text:span text:style-name="T38">K=3</text:span></text:p>
      <text:p text:style-name="P145"><text:span text:style-name="T38">LOC_Event 63.51224105461389 %</text:span></text:p>
      <text:p text:style-name="Preformatted_20_Text">LOC_Accused 39.81481481481482 %</text:p>
      <text:p text:style-name="Preformatted_20_Text">ORG_Accused 54.34397163120569 %</text:p>
      <text:p text:style-name="Preformatted_20_Text">ORG_Victim 57.499999999999986 %</text:p>
      <text:p text:style-name="Preformatted_20_Text">PER_Victim 54.27350427350428 %</text:p>
      <text:p text:style-name="Preformatted_20_Text">PER_Accused 64.37908496732025 %</text:p>
      <text:p text:style-name="P93">MAP not including others 55.63726945690982 %</text:p>
      <text:p text:style-name="P125"/>
      <text:p text:style-name="P119">K=2</text:p>
      <text:p text:style-name="P142">LOC_Event 59.887005649717516 %</text:p>
      <text:p text:style-name="Preformatted_20_Text">LOC_Accused 38.888888888888886 %</text:p>
      <text:p text:style-name="Preformatted_20_Text">ORG_Accused 48.40425531914894 %</text:p>
      <text:p text:style-name="Preformatted_20_Text">ORG_Victim 50.0 %</text:p>
      <text:p text:style-name="Preformatted_20_Text">PER_Victim 52.56410256410256 %</text:p>
      <text:p text:style-name="Preformatted_20_Text">PER_Accused 60.78431372549019 %</text:p>
      <text:p text:style-name="P93">MAP not including others 51.754761024558015 %</text:p>
      <text:p text:style-name="P142"/>
      <text:p text:style-name="P125"><text:span text:style-name="T38">K=1</text:span></text:p>
      <text:p text:style-name="P142">LOC_Event 47.45762711864407 %</text:p>
      <text:p text:style-name="Preformatted_20_Text">LOC_Accused 27.77777777777778 %</text:p>
      <text:p text:style-name="Preformatted_20_Text">ORG_Accused 36.170212765957444 %</text:p>
      <text:p text:style-name="Preformatted_20_Text">ORG_Victim 40.0 %</text:p>
      <text:p text:style-name="Preformatted_20_Text">PER_Victim 38.46153846153846 %</text:p>
      <text:p text:style-name="Preformatted_20_Text">PER_Accused 50.98039215686274 %</text:p>
      <text:p text:style-name="P93">MAP not including others 40.14125804679674 %</text:p>
      <text:p text:style-name="P119"/>
      <text:p text:style-name="P123">E-W-N10 + <text:span text:style-name="T18">TV-</text:span><text:span text:style-name="T20">SW30</text:span><text:span text:style-name="T18">-LC</text:span> + GA – <text:span text:style-name="T35">Doc Level</text:span></text:p>
      <text:p text:style-name="P123"/>
      <text:p text:style-name="P125"><text:span text:style-name="T40">K=5</text:span></text:p>
      <text:p text:style-name="P136">LOC_Event 64.62884494664152 %</text:p>
      <text:p text:style-name="Preformatted_20_Text">LOC_Accused 46.81327160493827 %</text:p>
      <text:p text:style-name="Preformatted_20_Text">ORG_Accused 58.2358156028369 %</text:p>
      <text:p text:style-name="Preformatted_20_Text">ORG_Victim 64.30555555555556 %</text:p>
      <text:p text:style-name="Preformatted_20_Text">PER_Victim 53.57193732193731 %</text:p>
      <text:p text:style-name="Preformatted_20_Text">PER_Accused 64.349128540305 %</text:p>
      <text:p text:style-name="P93">MAP not including others 58.65075892870243 %</text:p>
      <text:p text:style-name="P125"><text:span text:style-name="T40">K=4</text:span></text:p>
      <text:p text:style-name="P145">LOC_Event 63.7319522912743 %</text:p>
      <text:p text:style-name="Preformatted_20_Text">LOC_Accused 47.76234567901234 %</text:p>
      <text:p text:style-name="Preformatted_20_Text">ORG_Accused 57.29905437352246 %</text:p>
      <text:p text:style-name="Preformatted_20_Text">ORG_Victim 63.055555555555564 %</text:p>
      <text:p text:style-name="Preformatted_20_Text">PER_Victim 52.63532763532763 %</text:p>
      <text:p text:style-name="Preformatted_20_Text">PER_Accused 63.18082788671024 %</text:p>
      <text:p text:style-name="P93">MAP not including others 57.94417723690042 %</text:p>
      <text:p text:style-name="P125"/>
      <text:p text:style-name="P125"><text:span text:style-name="T40">K=3</text:span></text:p>
      <text:p text:style-name="P136">LOC_Event 61.86440677966099 %</text:p>
      <text:p text:style-name="Preformatted_20_Text">LOC_Accused 43.98148148148149 %</text:p>
      <text:p text:style-name="Preformatted_20_Text">ORG_Accused 54.4326241134752 %</text:p>
      <text:p text:style-name="Preformatted_20_Text">ORG_Victim 61.66666666666667 %</text:p>
      <text:p text:style-name="Preformatted_20_Text">PER_Victim 51.282051282051285 %</text:p>
      <text:p text:style-name="Preformatted_20_Text">PER_Accused 63.07189542483658 %</text:p>
      <text:p text:style-name="P93"><text:soft-page-break/>MAP not including others 56.04985429136203 %</text:p>
      <text:p text:style-name="P125"><text:span text:style-name="T40">K=2</text:span></text:p>
      <text:p text:style-name="P145"><text:span text:style-name="T40">LOC_Event 58.75706214689266 %</text:span></text:p>
      <text:p text:style-name="Preformatted_20_Text">LOC_Accused 38.888888888888886 %</text:p>
      <text:p text:style-name="Preformatted_20_Text">ORG_Accused 51.59574468085106 %</text:p>
      <text:p text:style-name="Preformatted_20_Text">ORG_Victim 60.0 %</text:p>
      <text:p text:style-name="Preformatted_20_Text">PER_Victim 51.282051282051285 %</text:p>
      <text:p text:style-name="Preformatted_20_Text">PER_Accused 59.80392156862745 %</text:p>
      <text:p text:style-name="P93">MAP not including others 53.387944761218556 %</text:p>
      <text:p text:style-name="P121">K=1</text:p>
      <text:p text:style-name="P140">LOC_Event 49.152542372881356 %</text:p>
      <text:p text:style-name="Preformatted_20_Text">LOC_Accused 22.22222222222222 %</text:p>
      <text:p text:style-name="Preformatted_20_Text">ORG_Accused 41.48936170212766 %</text:p>
      <text:p text:style-name="Preformatted_20_Text">ORG_Victim 50.0 %</text:p>
      <text:p text:style-name="Preformatted_20_Text">PER_Victim 41.02564102564103 %</text:p>
      <text:p text:style-name="Preformatted_20_Text">PER_Accused 50.98039215686274 %</text:p>
      <text:p text:style-name="P93">MAP not including others 42.47835991328917 %</text:p>
      <text:p text:style-name="P129"/>
      <text:p text:style-name="P123">E-W-N10 + <text:span text:style-name="T18">TV-</text:span><text:span text:style-name="T20">SW30</text:span><text:span text:style-name="T18">-LC</text:span> + GA – <text:span text:style-name="T36">Sent Level</text:span></text:p>
      <text:p text:style-name="P123"/>
      <text:p text:style-name="P121">K=1</text:p>
      <text:p text:style-name="P145">LOC_Event 60.451977401129945 %</text:p>
      <text:p text:style-name="Preformatted_20_Text">LOC_Accused 11.11111111111111 %</text:p>
      <text:p text:style-name="Preformatted_20_Text">ORG_Accused 45.744680851063826 %</text:p>
      <text:p text:style-name="Preformatted_20_Text">ORG_Victim 45.0 %</text:p>
      <text:p text:style-name="Preformatted_20_Text">PER_Victim 48.717948717948715 %</text:p>
      <text:p text:style-name="Preformatted_20_Text">PER_Accused 50.98039215686274 %</text:p>
      <text:p text:style-name="P93">MAP not including others 43.66768503968606 %</text:p>
      <text:p text:style-name="P125"/>
      <text:p text:style-name="P121"/>
      <text:p text:style-name="P121">K=2</text:p>
      <text:p text:style-name="P136">LOC_Event 70.05649717514125 %</text:p>
      <text:p text:style-name="Preformatted_20_Text">LOC_Accused 22.22222222222222 %</text:p>
      <text:p text:style-name="Preformatted_20_Text">ORG_Accused 59.57446808510638 %</text:p>
      <text:p text:style-name="Preformatted_20_Text">ORG_Victim 62.5 %</text:p>
      <text:p text:style-name="Preformatted_20_Text">PER_Victim 53.84615384615385 %</text:p>
      <text:p text:style-name="Preformatted_20_Text">PER_Accused 59.80392156862745 %</text:p>
      <text:p text:style-name="P93">MAP not including others 54.66721048287519 %</text:p>
      <text:p text:style-name="P136"/>
      <text:p text:style-name="P121">K=3</text:p>
      <text:p text:style-name="P145">LOC_Event 72.08097928436906 %</text:p>
      <text:p text:style-name="Preformatted_20_Text">LOC_Accused 26.62037037037037 %</text:p>
      <text:p text:style-name="Preformatted_20_Text">ORG_Accused 61.524822695035496 %</text:p>
      <text:p text:style-name="Preformatted_20_Text">ORG_Victim 63.33333333333333 %</text:p>
      <text:p text:style-name="Preformatted_20_Text">PER_Victim 54.70085470085469 %</text:p>
      <text:p text:style-name="Preformatted_20_Text">PER_Accused 63.72549019607841 %</text:p>
      <text:p text:style-name="P93">MAP not including others 56.99764176334022 %</text:p>
      <text:p text:style-name="P145"/>
      <text:p text:style-name="P121">K=4</text:p>
      <text:p text:style-name="P136">LOC_Event 71.93973634651599 %</text:p>
      <text:p text:style-name="Preformatted_20_Text">LOC_Accused 27.932098765432098 %</text:p>
      <text:p text:style-name="Preformatted_20_Text"><text:soft-page-break/>ORG_Accused 63.03191489361704 %</text:p>
      <text:p text:style-name="Preformatted_20_Text">ORG_Victim 66.11111111111111 %</text:p>
      <text:p text:style-name="Preformatted_20_Text">PER_Victim 55.76923076923077 %</text:p>
      <text:p text:style-name="Preformatted_20_Text">PER_Accused 65.35947712418302 %</text:p>
      <text:p text:style-name="P93">MAP not including others 58.35726150168167 %</text:p>
      <text:p text:style-name="P136"/>
      <text:p text:style-name="P121">K=5</text:p>
      <text:p text:style-name="P136">LOC_Event 72.38229755178905 %</text:p>
      <text:p text:style-name="Preformatted_20_Text">LOC_Accused 28.765432098765423 %</text:p>
      <text:p text:style-name="Preformatted_20_Text">ORG_Accused 63.03191489361705 %</text:p>
      <text:p text:style-name="Preformatted_20_Text">ORG_Victim 66.56944444444444 %</text:p>
      <text:p text:style-name="Preformatted_20_Text">PER_Victim 56.76994301994301 %</text:p>
      <text:p text:style-name="Preformatted_20_Text">PER_Accused 66.27450980392157 %</text:p>
      <text:p text:style-name="P93">MAP not including others 58.9655903020801 %</text:p>
      <text:p text:style-name="P93"/>
      <text:p text:style-name="P100">After Removing <text:span text:style-name="T50">Duplicates</text:span></text:p>
      <text:p text:style-name="P101">==============================</text:p>
      <text:p text:style-name="P100"/>
      <text:p text:style-name="P124"><text:span text:style-name="T11">E-V-C-N10</text:span> + T-V-LC – <text:span text:style-name="T32">Sentence Level</text:span></text:p>
      <text:p text:style-name="P124"/>
      <text:p text:style-name="P139">K=5</text:p>
      <text:p text:style-name="P150"/>
      <text:p text:style-name="P114">K=4</text:p>
      <text:p text:style-name="P106"/>
      <text:p text:style-name="P106">K=3</text:p>
      <text:p text:style-name="P109"/>
      <text:p text:style-name="P109">K=2</text:p>
      <text:p text:style-name="P110"><text:span text:style-name="T48"/></text:p>
      <text:p text:style-name="P110"><text:span text:style-name="T48">K=1</text:span></text:p>
      <text:p text:style-name="P150"/>
      <text:p text:style-name="P150"/>
      <text:p text:style-name="P124"><text:span text:style-name="T11">E-V-C-N10</text:span> + T-V-LC – <text:span text:style-name="T32">Doc Level</text:span></text:p>
      <text:p text:style-name="P124"/>
      <text:p text:style-name="P139">K=<text:span text:style-name="T33">1</text:span></text:p>
      <text:p text:style-name="P150"/>
      <text:p text:style-name="P132">K=2</text:p>
      <text:p text:style-name="P150"/>
      <text:p text:style-name="P132">K=3</text:p>
      <text:p text:style-name="P150"/>
      <text:p text:style-name="P132">K=4</text:p>
      <text:p text:style-name="P150"/>
      <text:p text:style-name="P132">K=5</text:p>
      <text:p text:style-name="P150"/>
      <text:p text:style-name="P124"><text:span text:style-name="T11">E-</text:span><text:span text:style-name="T13">V</text:span><text:span text:style-name="T11">-</text:span><text:span text:style-name="T12">D2V-</text:span><text:span text:style-name="T11">N10</text:span> + T-V-LC – <text:span text:style-name="T34">Document Level</text:span></text:p>
      <text:p text:style-name="P124"/>
      <text:p text:style-name="P126"><text:span text:style-name="T39">K=5</text:span></text:p>
      <text:p text:style-name="P150"/>
      <text:p text:style-name="P117">K=4</text:p>
      <text:p text:style-name="P150"><text:span text:style-name="T39"/></text:p>
      <text:p text:style-name="P126"><text:span text:style-name="T39">K=3</text:span></text:p>
      <text:p text:style-name="P150"/>
      <text:p text:style-name="P117"><text:soft-page-break/>K=2</text:p>
      <text:p text:style-name="P150"><text:span text:style-name="T39"/></text:p>
      <text:p text:style-name="P126"><text:span text:style-name="T39">K=1</text:span></text:p>
      <text:p text:style-name="P150"><text:span text:style-name="T39"/></text:p>
      <text:p text:style-name="P126"><text:span text:style-name="T41">E-</text:span><text:span text:style-name="T42">V</text:span><text:span text:style-name="T41">-</text:span><text:span text:style-name="T43">D2V-</text:span><text:span text:style-name="T41">N10</text:span><text:span text:style-name="T44"> + T-V-LC – </text:span><text:span text:style-name="T45">Sentence Level</text:span></text:p>
      <text:p text:style-name="P100"/>
      <text:p text:style-name="P104">K=1</text:p>
      <text:p text:style-name="P150"/>
      <text:p text:style-name="P104">K=2</text:p>
      <text:p text:style-name="P150"/>
      <text:p text:style-name="P104">K=3</text:p>
      <text:p text:style-name="P135"/>
      <text:p text:style-name="P111"><text:span text:style-name="T39">K=4</text:span></text:p>
      <text:p text:style-name="P150"/>
      <text:p text:style-name="P111"><text:span text:style-name="T39">K=5</text:span></text:p>
      <text:p text:style-name="P126"><text:span text:style-name="T44"/></text:p>
      <text:p text:style-name="P126"><text:span text:style-name="T44">E-W-N10 + </text:span><text:span text:style-name="T47">TV-LC</text:span><text:span text:style-name="T44"> + GA – </text:span><text:span text:style-name="T46">Sentence Level</text:span></text:p>
      <text:p text:style-name="P124"/>
      <text:p text:style-name="P120">K=1</text:p>
      <text:p text:style-name="P150"/>
      <text:p text:style-name="P126"><text:span text:style-name="T38">K=2</text:span></text:p>
      <text:p text:style-name="P143"/>
      <text:p text:style-name="P120">K=3</text:p>
      <text:p text:style-name="P150"/>
      <text:p text:style-name="P120">K=4</text:p>
      <text:p text:style-name="P150"/>
      <text:p text:style-name="P120">K=5</text:p>
      <text:p text:style-name="P126"><text:span text:style-name="T44"/></text:p>
      <text:p text:style-name="P126"><text:span text:style-name="T44">E-W-N10 + </text:span><text:span text:style-name="T47">TV-LC</text:span><text:span text:style-name="T44"> + GA – </text:span><text:span text:style-name="T46">Doc Level</text:span></text:p>
      <text:p text:style-name="P124"/>
      <text:p text:style-name="P120">K=5</text:p>
      <text:p text:style-name="P150"><text:span text:style-name="T38"/></text:p>
      <text:p text:style-name="P126"><text:span text:style-name="T38">K=4</text:span></text:p>
      <text:p text:style-name="P126"><text:span text:style-name="T38"/></text:p>
      <text:p text:style-name="P126"><text:span text:style-name="T38">K=3</text:span></text:p>
      <text:p text:style-name="P150"><text:span text:style-name="T38"/></text:p>
      <text:p text:style-name="P120">K=2</text:p>
      <text:p text:style-name="P143"/>
      <text:p text:style-name="P126"><text:span text:style-name="T38">K=1</text:span></text:p>
      <text:p text:style-name="P143"/>
      <text:p text:style-name="P124">E-W-N10 + <text:span text:style-name="T18">TV-</text:span><text:span text:style-name="T20">SW30</text:span><text:span text:style-name="T18">-LC</text:span> + GA – <text:span text:style-name="T35">Doc Level</text:span></text:p>
      <text:p text:style-name="P124"/>
      <text:p text:style-name="P126"><text:span text:style-name="T40">K=5</text:span></text:p>
      <text:p text:style-name="P150"/>
      <text:p text:style-name="P126"><text:span text:style-name="T40">K=4</text:span></text:p>
      <text:p text:style-name="P126"/>
      <text:p text:style-name="P126"><text:span text:style-name="T40">K=3</text:span></text:p>
      <text:p text:style-name="P126"><text:span text:style-name="T40"/></text:p>
      <text:p text:style-name="P126"><text:span text:style-name="T40">K=2</text:span></text:p>
      <text:p text:style-name="P126"><text:span text:style-name="T40"/></text:p>
      <text:p text:style-name="P122">K=1</text:p>
      <text:p text:style-name="P124"><text:soft-page-break/>E-W-N10 + <text:span text:style-name="T18">TV-</text:span><text:span text:style-name="T20">SW30</text:span><text:span text:style-name="T18">-LC</text:span> + GA – <text:span text:style-name="T36">Sent Level</text:span></text:p>
      <text:p text:style-name="P124"/>
      <text:p text:style-name="P122">K=1</text:p>
      <text:p text:style-name="P137"/>
      <text:p text:style-name="P122">K=2</text:p>
      <text:p text:style-name="P137"/>
      <text:p text:style-name="P122">K=3</text:p>
      <text:p text:style-name="P150"/>
      <text:p text:style-name="P122">K=4</text:p>
      <text:p text:style-name="P137"/>
      <text:p text:style-name="P122">K=5</text:p>
      <text:p text:style-name="P1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08:09:23.472051188</meta:creation-date>
    <dc:date>2018-05-24T17:37:39.592603031</dc:date>
    <meta:editing-duration>P1DT13H36M</meta:editing-duration>
    <meta:editing-cycles>319</meta:editing-cycles>
    <meta:generator>LibreOffice/5.1.6.2$Linux_X86_64 LibreOffice_project/10m0$Build-2</meta:generator>
    <meta:document-statistic meta:table-count="6" meta:image-count="0" meta:object-count="0" meta:page-count="23" meta:paragraph-count="1026" meta:word-count="3202" meta:character-count="27403" meta:non-whitespace-character-count="25179"/>
  </office:meta>
</office:document-meta>
</file>